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automatic-styles>
    <style:style style:name="Таблица1" style:family="table">
      <style:table-properties style:width="27.035cm" fo:margin-left="-0.053cm" fo:margin-top="0cm" fo:margin-bottom="0cm" table:align="left" style:writing-mode="page"/>
    </style:style>
    <style:style style:name="Таблица1.A" style:family="table-column">
      <style:table-column-properties style:column-width="3.514cm"/>
    </style:style>
    <style:style style:name="Таблица1.B" style:family="table-column">
      <style:table-column-properties style:column-width="7.451cm"/>
    </style:style>
    <style:style style:name="Таблица1.C" style:family="table-column">
      <style:table-column-properties style:column-width="3.826cm"/>
    </style:style>
    <style:style style:name="Таблица1.D" style:family="table-column">
      <style:table-column-properties style:column-width="4.792cm"/>
    </style:style>
    <style:style style:name="Таблица1.E" style:family="table-column">
      <style:table-column-properties style:column-width="7.452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orizontal_20_Line">
      <style:paragraph-properties fo:margin-top="0cm" fo:margin-bottom="0cm" style:contextual-spacing="false" fo:orphans="2" fo:widows="2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37%" fo:text-indent="0cm" style:auto-text-indent="false" fo:padding="0cm" fo:border="none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37%" fo:orphans="2" fo:widows="2" fo:text-indent="0cm" style:auto-text-indent="false"/>
    </style:style>
    <style:style style:name="P6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 fo:break-before="page"/>
    </style:style>
    <style:style style:name="P7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0dd339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9" style:family="paragraph" style:parent-style-name="Heading_20_3">
      <style:paragraph-properties fo:margin-left="0cm" fo:margin-right="0cm" fo:margin-top="0cm" fo:margin-bottom="0cm" style:contextual-spacing="false" fo:line-height="100%" fo:orphans="2" fo:widows="2" fo:text-indent="0cm" style:auto-text-indent="false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37%" fo:text-indent="0cm" style:auto-text-indent="false" fo:padding="0cm" fo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37%" fo:orphans="2" fo:widows="2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0dd339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21" style:family="paragraph" style:parent-style-name="Text_20_body" style:list-style-name="L7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22" style:family="paragraph" style:parent-style-name="Text_20_body" style:list-style-name="L8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d1d20" loext:opacity="100%" style:font-name="system-ui" fo:font-size="12pt" fo:letter-spacing="normal" fo:font-style="normal" fo:font-weight="normal" loext:padding="0cm" loext:border="none"/>
    </style:style>
    <style:style style:name="P25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d1d20" loext:opacity="100%" style:font-name="system-ui" fo:font-size="12pt" fo:letter-spacing="normal" fo:font-style="normal" fo:font-weight="normal" loext:padding="0cm" loext:border="none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d1d20" loext:opacity="100%" style:font-name="system-ui" fo:font-size="12pt" fo:letter-spacing="normal" fo:font-style="normal" fo:font-weight="normal" loext:padding="0cm" loext:border="none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d1d20" loext:opacity="100%" style:font-name="system-ui" fo:font-size="12pt" fo:letter-spacing="normal" fo:font-style="normal" fo:font-weight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0dd339"/>
    </style:style>
    <style:style style:name="T1" style:family="text">
      <style:text-properties loext:padding="0cm" loext:border="none"/>
    </style:style>
    <style:style style:name="T2" style:family="text">
      <style:text-properties style:font-name="system-ui"/>
    </style:style>
    <style:style style:name="T3" style:family="text">
      <style:text-properties style:font-name="system-ui" fo:font-weight="bold" loext:padding="0cm" loext:border="none"/>
    </style:style>
    <style:style style:name="T4" style:family="text">
      <style:text-properties style:font-name="system-ui" loext:padding="0cm" loext:border="none"/>
    </style:style>
    <style:style style:name="T5" style:family="text">
      <style:text-properties style:font-name="ui-monospace" loext:padding="0cm" loext:border="none"/>
    </style:style>
    <style:style style:name="T6" style:family="text">
      <style:text-properties fo:font-variant="normal" fo:text-transform="none" fo:color="#1d1d20" loext:opacity="100%" style:font-name="system-ui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1d1d20" loext:opacity="100%" style:font-name="system-ui" fo:font-size="12pt" fo:letter-spacing="normal" fo:font-style="normal" fo:font-weight="normal" officeooo:rsid="000dd339" loext:padding="0cm" loext:border="none"/>
    </style:style>
    <style:style style:name="T8" style:family="text">
      <style:text-properties fo:font-variant="normal" fo:text-transform="none" fo:color="#1d1d20" loext:opacity="100%" style:font-name="system-ui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1d1d20" loext:opacity="100%" style:font-name="system-ui" fo:font-style="normal" fo:font-weight="normal" loext:padding="0cm" loext:border="none"/>
    </style:style>
    <style:style style:name="T10" style:family="text">
      <style:text-properties fo:font-variant="normal" fo:text-transform="none" fo:color="#1d1d20" loext:opacity="100%" style:font-name="system-ui" fo:font-size="11.2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1d1d20" loext:opacity="100%" style:font-name="ui-monospace" fo:font-size="12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1d1d20" loext:opacity="100%" style:font-name="ui-monospace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1d1d20" loext:opacity="100%" style:font-name="ui-monospace" fo:font-size="12pt" fo:letter-spacing="normal" fo:font-style="normal" fo:font-weight="normal" officeooo:rsid="000dd339" loext:padding="0cm" loext:border="none"/>
    </style:style>
    <style:style style:name="T14" style:family="text">
      <style:text-properties fo:font-variant="normal" fo:text-transform="none" fo:color="#1d1d20" loext:opacity="100%" style:font-name="ui-monospace" fo:font-style="normal" fo:font-weight="normal" loext:padding="0cm" loext:border="none"/>
    </style:style>
    <style:style style:name="T15" style:family="text">
      <style:text-properties fo:font-variant="normal" fo:text-transform="none" fo:color="#1d1d20" loext:opacity="100%" style:font-name="ui-monospace" fo:font-size="11.2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1d1d20" loext:opacity="100%" style:font-name="ui-monospace" fo:letter-spacing="normal" fo:font-style="normal" fo:font-weight="normal" loext:padding="0cm" loext:border="none"/>
    </style:style>
    <style:style style:name="T17" style:family="text">
      <style:text-properties fo:font-variant="normal" fo:text-transform="none" style:font-name="ui-monospace" fo:font-style="normal" fo:font-weight="normal" loext:padding="0cm" loext:border="none"/>
    </style:style>
    <style:style style:name="T18" style:family="text">
      <style:text-properties fo:font-variant="normal" fo:text-transform="none" fo:color="#8c8d9b" loext:opacity="100%" style:font-name="ui-monospace" fo:font-size="12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8c8d9b" loext:opacity="100%" style:font-name="ui-monospace" fo:font-size="12pt" fo:letter-spacing="normal" fo:font-style="normal" fo:font-weight="normal" officeooo:rsid="000dd339" loext:padding="0cm" loext:border="none"/>
    </style:style>
    <style:style style:name="T20" style:family="text">
      <style:text-properties fo:font-variant="normal" fo:text-transform="none" fo:color="#8c8d9b" loext:opacity="100%" style:font-name="ui-monospace" fo:letter-spacing="normal" loext:padding="0cm" loext:border="none"/>
    </style:style>
    <style:style style:name="T21" style:family="text">
      <style:text-properties fo:font-variant="normal" fo:text-transform="none" fo:color="#8c8d9b" loext:opacity="100%" style:font-name="system-ui" fo:font-size="12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8c8d9b" loext:opacity="100%" style:font-name="system-ui" fo:font-size="12pt" fo:letter-spacing="normal" fo:font-style="normal" fo:font-weight="normal" officeooo:rsid="000dd339" loext:padding="0cm" loext:border="none"/>
    </style:style>
    <style:style style:name="T23" style:family="text">
      <style:text-properties style:font-name="Calibri" loext:padding="0cm" loext:border="none"/>
    </style:style>
    <style:style style:name="T24" style:family="text">
      <style:text-properties style:font-name="Calibri1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6">Вот </text:span><text:span text:style-name="Strong_20_Emphasis"><text:span text:style-name="T8">полный, готовый к использованию </text:span></text:span><text:span text:style-name="Strong_20_Emphasis"><text:span text:style-name="Source_20_Text"><text:span text:style-name="T11">Vagrantfile</text:span></text:span></text:span><text:span text:style-name="Strong_20_Emphasis"><text:span text:style-name="T8"> и описание</text:span></text:span><text:span text:style-name="T6">, соответствующее вашему ТЗ:</text:span></text:p>
      <text:p text:style-name="P15"><text:span text:style-name="T1">✅ </text:span><text:span text:style-name="Strong_20_Emphasis"><text:span text:style-name="T3">7 ВМ в DMZ-зоне</text:span></text:span><text:span text:style-name="T2"><text:line-break/></text:span><text:span text:style-name="T4">✅ </text:span><text:span text:style-name="Strong_20_Emphasis"><text:span text:style-name="T3">Ubuntu 22.04 (jammy64)</text:span></text:span><text:span text:style-name="T2"><text:line-break/></text:span><text:span text:style-name="T4">✅ </text:span><text:span text:style-name="Strong_20_Emphasis"><text:span text:style-name="T3">DNS (bind9), Nginx (reverse proxy + TLS), MySQL (master + slave + backup), Prometheus + Grafana + Telegram alerts</text:span></text:span><text:span text:style-name="T2"><text:line-break/></text:span><text:span text:style-name="T4">✅ </text:span><text:span text:style-name="Strong_20_Emphasis"><text:span text:style-name="T3">Ansible provision</text:span></text:span><text:span text:style-name="T4"> через локальный playbook (</text:span><text:span text:style-name="Source_20_Text"><text:span text:style-name="T5">ansible/</text:span></text:span><text:span text:style-name="T4">)</text:span><text:span text:style-name="T2"><text:line-break/></text:span><text:span text:style-name="T4">✅ </text:span><text:span text:style-name="Strong_20_Emphasis"><text:span text:style-name="T3">Firewall на всех ВМ (ufw)</text:span></text:span><text:span text:style-name="T2"><text:line-break/></text:span><text:span text:style-name="T4">✅ </text:span><text:span text:style-name="Strong_20_Emphasis"><text:span text:style-name="T3">HTTPS включен (self-signed для dev)</text:span></text:span><text:span text:style-name="T2"><text:line-break/></text:span><text:span text:style-name="T4">✅ Поддержка домена </text:span><text:span text:style-name="Source_20_Text"><text:span text:style-name="T5">linuxpro.my</text:span></text:span></text:p>
      <text:p text:style-name="P15"><text:span text:style-name="Source_20_Text"><text:span text:style-name="T5"/></text:span></text:p>
      <text:h text:style-name="P4" text:outline-level="2"><text:span text:style-name="Source_20_Text"><text:span text:style-name="T9">Архитектура: 7 ВМ</text:span></text:span></text:h>
      <text:p text:style-name="P15"><text:span text:style-name="Source_20_Text"><text:span text:style-name="T5"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"><text:span text:style-name="Source_20_Text"><text:span text:style-name="T23">И</text:span></text:span><text:span text:style-name="T24">мя ВМ</text:span></text:p>
          </table:table-cell>
          <table:table-cell table:style-name="Таблица1.A1" office:value-type="string">
            <text:p text:style-name="P10"><text:span text:style-name="T24">Роль</text:span></text:p>
          </table:table-cell>
          <table:table-cell table:style-name="Таблица1.A1" office:value-type="string">
            <text:p text:style-name="P10"><text:span text:style-name="T24">IP (host-only)</text:span></text:p>
          </table:table-cell>
          <table:table-cell table:style-name="Таблица1.A1" office:value-type="string">
            <text:p text:style-name="P10"><text:span text:style-name="T24">IP (internal `dmz`)</text:span></text:p>
          </table:table-cell>
          <table:table-cell table:style-name="Таблица1.A1" office:value-type="string">
            <text:p text:style-name="P10"><text:span text:style-name="T24">Порты (наружу)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24">`dns`</text:span></text:p>
          </table:table-cell>
          <table:table-cell table:style-name="Таблица1.A1" office:value-type="string">
            <text:p text:style-name="P10"><text:span text:style-name="T24">DNS-сервер (bind9)</text:span></text:p>
          </table:table-cell>
          <table:table-cell table:style-name="Таблица1.A1" office:value-type="string">
            <text:p text:style-name="P10"><text:span text:style-name="T24">`192.168.56.10`</text:span></text:p>
          </table:table-cell>
          <table:table-cell table:style-name="Таблица1.A1" office:value-type="string">
            <text:p text:style-name="P10"><text:span text:style-name="T24">`10.10.1.10`</text:span></text:p>
          </table:table-cell>
          <table:table-cell table:style-name="Таблица1.A1" office:value-type="string">
            <text:p text:style-name="P10"><text:span text:style-name="T24">53 (UDP/TCP)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24">`lb`</text:span></text:p>
          </table:table-cell>
          <table:table-cell table:style-name="Таблица1.A1" office:value-type="string">
            <text:p text:style-name="P10"><text:span text:style-name="T24">Nginx Load Balancer (TLS termination)</text:span></text:p>
          </table:table-cell>
          <table:table-cell table:style-name="Таблица1.A1" office:value-type="string">
            <text:p text:style-name="P10"><text:span text:style-name="T24">`192.168.56.20`</text:span></text:p>
          </table:table-cell>
          <table:table-cell table:style-name="Таблица1.A1" office:value-type="string">
            <text:p text:style-name="P10"><text:span text:style-name="T24">`10.10.1.20`</text:span></text:p>
          </table:table-cell>
          <table:table-cell table:style-name="Таблица1.A1" office:value-type="string">
            <text:p text:style-name="P10"><text:span text:style-name="T24">80, 443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24">`web1`</text:span></text:p>
          </table:table-cell>
          <table:table-cell table:style-name="Таблица1.A1" office:value-type="string">
            <text:p text:style-name="P10"><text:span text:style-name="T24">Web-сервер (Nginx + приложение)</text:span></text:p>
          </table:table-cell>
          <table:table-cell table:style-name="Таблица1.A1" office:value-type="string">
            <text:p text:style-name="P10"><text:span text:style-name="T24">—</text:span></text:p>
          </table:table-cell>
          <table:table-cell table:style-name="Таблица1.A1" office:value-type="string">
            <text:p text:style-name="P10"><text:span text:style-name="T24">`10.10.1.31`</text:span></text:p>
          </table:table-cell>
          <table:table-cell table:style-name="Таблица1.A1" office:value-type="string">
            <text:p text:style-name="P10"><text:span text:style-name="T24">—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24">`web2`</text:span></text:p>
          </table:table-cell>
          <table:table-cell table:style-name="Таблица1.A1" office:value-type="string">
            <text:p text:style-name="P10"><text:span text:style-name="T24">Web-сервер (резервный)</text:span></text:p>
          </table:table-cell>
          <table:table-cell table:style-name="Таблица1.A1" office:value-type="string">
            <text:p text:style-name="P10"><text:span text:style-name="T24">—</text:span></text:p>
          </table:table-cell>
          <table:table-cell table:style-name="Таблица1.A1" office:value-type="string">
            <text:p text:style-name="P10"><text:span text:style-name="T24">`10.10.1.32`</text:span></text:p>
          </table:table-cell>
          <table:table-cell table:style-name="Таблица1.A1" office:value-type="string">
            <text:p text:style-name="P10"><text:span text:style-name="T24">—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24">`db-master`</text:span></text:p>
          </table:table-cell>
          <table:table-cell table:style-name="Таблица1.A1" office:value-type="string">
            <text:p text:style-name="P10"><text:span text:style-name="T24">MySQL Master</text:span></text:p>
          </table:table-cell>
          <table:table-cell table:style-name="Таблица1.A1" office:value-type="string">
            <text:p text:style-name="P10"><text:span text:style-name="T24">—</text:span></text:p>
          </table:table-cell>
          <table:table-cell table:style-name="Таблица1.A1" office:value-type="string">
            <text:p text:style-name="P10"><text:span text:style-name="T24">`10.10.1.51`</text:span></text:p>
          </table:table-cell>
          <table:table-cell table:style-name="Таблица1.A1" office:value-type="string">
            <text:p text:style-name="P10"><text:span text:style-name="T24">—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24">`db-slave`</text:span></text:p>
          </table:table-cell>
          <table:table-cell table:style-name="Таблица1.A1" office:value-type="string">
            <text:p text:style-name="P10"><text:span text:style-name="T24">MySQL Slave</text:span></text:p>
          </table:table-cell>
          <table:table-cell table:style-name="Таблица1.A1" office:value-type="string">
            <text:p text:style-name="P10"><text:span text:style-name="T24">—</text:span></text:p>
          </table:table-cell>
          <table:table-cell table:style-name="Таблица1.A1" office:value-type="string">
            <text:p text:style-name="P10"><text:span text:style-name="T24">`10.10.1.52`</text:span></text:p>
          </table:table-cell>
          <table:table-cell table:style-name="Таблица1.A1" office:value-type="string">
            <text:p text:style-name="P10"><text:span text:style-name="T24">—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24">`monitor`</text:span></text:p>
          </table:table-cell>
          <table:table-cell table:style-name="Таблица1.A1" office:value-type="string">
            <text:p text:style-name="P10"><text:span text:style-name="T24">Prometheus + Grafana + Alertmanager</text:span></text:p>
          </table:table-cell>
          <table:table-cell table:style-name="Таблица1.A1" office:value-type="string">
            <text:p text:style-name="P10"><text:span text:style-name="T24">`192.168.56.90`</text:span></text:p>
          </table:table-cell>
          <table:table-cell table:style-name="Таблица1.A1" office:value-type="string">
            <text:p text:style-name="P10"><text:span text:style-name="T24">`10.10.1.90`</text:span></text:p>
          </table:table-cell>
          <table:table-cell table:style-name="Таблица1.A1" office:value-type="string">
            <text:p text:style-name="P10"><text:span text:style-name="T24">9090 (Prom), 3000 (Grafana)</text:span></text:p>
          </table:table-cell>
        </table:table-row>
      </table:table>
      <text:p text:style-name="Standard"/>
      <text:p text:style-name="P11"><text:span text:style-name="Source_20_Text"><text:span text:style-name="T21">Все ВМ в </text:span></text:span><text:span text:style-name="Source_20_Text"><text:span text:style-name="Strong_20_Emphasis"><text:span text:style-name="T21">internal сети </text:span></text:span></text:span><text:span text:style-name="Source_20_Text"><text:span text:style-name="Strong_20_Emphasis"><text:span text:style-name="T18">dmz</text:span></text:span></text:span><text:span text:style-name="Source_20_Text"><text:span text:style-name="T20"> → </text:span></text:span><text:span text:style-name="Source_20_Text"><text:span text:style-name="T21">только </text:span></text:span><text:span text:style-name="Source_20_Text"><text:span text:style-name="T17">dns</text:span></text:span><text:span text:style-name="Source_20_Text"><text:span text:style-name="T21">, </text:span></text:span><text:span text:style-name="Source_20_Text"><text:span text:style-name="T17">lb</text:span></text:span><text:span text:style-name="Source_20_Text"><text:span text:style-name="T21">, </text:span></text:span><text:span text:style-name="Source_20_Text"><text:span text:style-name="T17">monitor</text:span></text:span><text:span text:style-name="Source_20_Text"><text:span text:style-name="T20"> </text:span></text:span><text:span text:style-name="Source_20_Text"><text:span text:style-name="T21">доступны с хоста (через host-only).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18">infra/</text:span></text:span></text:p>
      <text:p text:style-name="P11"><text:span text:style-name="Source_20_Text"><text:span text:style-name="T18">├── Vagrantfile</text:span></text:span></text:p>
      <text:p text:style-name="P11"><text:span text:style-name="Source_20_Text"><text:span text:style-name="T18">├── ansible/</text:span></text:span></text:p>
      <text:p text:style-name="P11"><text:span text:style-name="Source_20_Text"><text:span text:style-name="T18">│ <text:s text:c="2"/>├── inventory.ini</text:span></text:span></text:p>
      <text:p text:style-name="P11"><text:soft-page-break/><text:span text:style-name="Source_20_Text"><text:span text:style-name="T18">│ <text:s text:c="2"/>├── playbook.yml</text:span></text:span></text:p>
      <text:p text:style-name="P11"><text:span text:style-name="Source_20_Text"><text:span text:style-name="T18">│ <text:s text:c="2"/>├── roles/</text:span></text:span></text:p>
      <text:p text:style-name="P11"><text:span text:style-name="Source_20_Text"><text:span text:style-name="T18">│ <text:s text:c="2"/>│ <text:s text:c="2"/>├── common/</text:span></text:span></text:p>
      <text:p text:style-name="P11"><text:span text:style-name="Source_20_Text"><text:span text:style-name="T18">│ <text:s text:c="2"/>│ <text:s text:c="2"/>├── dns/</text:span></text:span></text:p>
      <text:p text:style-name="P11"><text:span text:style-name="Source_20_Text"><text:span text:style-name="T18">│ <text:s text:c="2"/>│ <text:s text:c="2"/>├── nginx-lb/</text:span></text:span></text:p>
      <text:p text:style-name="P11"><text:span text:style-name="Source_20_Text"><text:span text:style-name="T18">│ <text:s text:c="2"/>│ <text:s text:c="2"/>├── web/</text:span></text:span></text:p>
      <text:p text:style-name="P11"><text:span text:style-name="Source_20_Text"><text:span text:style-name="T18">│ <text:s text:c="2"/>│ <text:s text:c="2"/>├── mysql-master/</text:span></text:span></text:p>
      <text:p text:style-name="P11"><text:span text:style-name="Source_20_Text"><text:span text:style-name="T18">│ <text:s text:c="2"/>│ <text:s text:c="2"/>├── mysql-slave/</text:span></text:span></text:p>
      <text:p text:style-name="P11"><text:span text:style-name="Source_20_Text"><text:span text:style-name="T18">│ <text:s text:c="2"/>│ <text:s text:c="2"/>├── mysql-backup/</text:span></text:span></text:p>
      <text:p text:style-name="P11"><text:span text:style-name="Source_20_Text"><text:span text:style-name="T18">│ <text:s text:c="2"/>│ <text:s text:c="2"/>└── monitoring/</text:span></text:span></text:p>
      <text:p text:style-name="P11"><text:span text:style-name="Source_20_Text"><text:span text:style-name="T18">│ <text:s text:c="2"/>└── files/</text:span></text:span></text:p>
      <text:p text:style-name="P11"><text:span text:style-name="Source_20_Text"><text:span text:style-name="T18">│ <text:s text:c="6"/>├── ssl/</text:span></text:span></text:p>
      <text:p text:style-name="P11"><text:span text:style-name="Source_20_Text"><text:span text:style-name="T18">│ <text:s text:c="6"/>│ <text:s text:c="2"/>├── linuxpro.my.crt</text:span></text:span></text:p>
      <text:p text:style-name="P11"><text:span text:style-name="Source_20_Text"><text:span text:style-name="T18">│ <text:s text:c="6"/>│ <text:s text:c="2"/>└── linuxpro.my.key</text:span></text:span></text:p>
      <text:p text:style-name="P11"><text:span text:style-name="Source_20_Text"><text:span text:style-name="T18">│ <text:s text:c="6"/>└── prometheus.yml</text:span></text:span></text:p>
      <text:p text:style-name="P11"><text:span text:style-name="Source_20_Text"><text:span text:style-name="T18">└── README.md</text:span></text:span></text:p>
      <text:p text:style-name="Standard"># -*- mode: ruby -*-</text:p>
      <text:p text:style-name="Standard"># vi: set ft=ruby :</text:p>
      <text:p text:style-name="Standard"/>
      <text:p text:style-name="Standard"># Схема: 7 ВМ в DMZ (internal network "dmz")</text:p>
      <text:p text:style-name="Standard"># Доступ с хоста: dns, lb, monitor (host-only)</text:p>
      <text:p text:style-name="Standard"># Все ВМ — Ubuntu 22.04 (jammy64)</text:p>
      <text:p text:style-name="Standard"/>
      <text:p text:style-name="Standard">MACHINES = {</text:p>
      <text:p text:style-name="Standard"><text:s text:c="2"/># DNS: разрешает linuxpro.my и внутренние имена</text:p>
      <text:p text:style-name="Standard"><text:s text:c="2"/>:dns =&gt; {</text:p>
      <text:p text:style-name="Standard"><text:s text:c="4"/>:vm_name =&gt; "dns",</text:p>
      <text:p text:style-name="Standard"><text:s text:c="4"/>:ip_host =&gt; "192.168.56.10",</text:p>
      <text:p text:style-name="Standard"><text:s text:c="4"/>:ip_dmz <text:s/>=&gt; "10.10.1.10"</text:p>
      <text:p text:style-name="Standard"><text:s text:c="2"/>},</text:p>
      <text:p text:style-name="Standard"><text:s text:c="2"/># Load Balancer: Nginx с TLS, балансирует web1/web2</text:p>
      <text:p text:style-name="Standard"><text:s text:c="2"/>:lb =&gt; {</text:p>
      <text:p text:style-name="Standard"><text:s text:c="4"/>:vm_name =&gt; "lb",</text:p>
      <text:p text:style-name="Standard"><text:s text:c="4"/>:ip_host =&gt; "192.168.56.20",</text:p>
      <text:p text:style-name="Standard"><text:s text:c="4"/>:ip_dmz <text:s/>=&gt; "10.10.1.20"</text:p>
      <text:p text:style-name="Standard"><text:s text:c="2"/>},</text:p>
      <text:p text:style-name="Standard"><text:s text:c="2"/># Web-серверы (2 шт)</text:p>
      <text:p text:style-name="Standard"><text:s text:c="2"/>:web1 =&gt; { :ip_dmz =&gt; "10.10.1.31" },</text:p>
      <text:p text:style-name="Standard"><text:s text:c="2"/>:web2 =&gt; { :ip_dmz =&gt; "10.10.1.32" },</text:p>
      <text:p text:style-name="Standard"><text:s text:c="2"/># База данных: master + slave</text:p>
      <text:p text:style-name="Standard"><text:s text:c="2"/>:db_master =&gt; { :ip_dmz =&gt; "10.10.1.51" },</text:p>
      <text:p text:style-name="Standard"><text:s text:c="2"/>:db_slave <text:s/>=&gt; { :ip_dmz =&gt; "10.10.1.52" },</text:p>
      <text:p text:style-name="Standard"><text:s text:c="2"/># Мониторинг: Prometheus + Grafana + Alertmanager (Telegram)</text:p>
      <text:p text:style-name="Standard"><text:s text:c="2"/>:monitor =&gt; {</text:p>
      <text:p text:style-name="Standard"><text:s text:c="4"/>:vm_name =&gt; "monitor",</text:p>
      <text:p text:style-name="Standard"><text:s text:c="4"/>:ip_host =&gt; "192.168.56.90",</text:p>
      <text:p text:style-name="Standard"><text:s text:c="4"/>:ip_dmz <text:s/>=&gt; "10.10.1.90"</text:p>
      <text:p text:style-name="Standard"><text:soft-page-break/><text:s text:c="2"/>}</text:p>
      <text:p text:style-name="Standard">}</text:p>
      <text:p text:style-name="Standard"/>
      <text:p text:style-name="Standard">Vagrant.configure("2") do |config|</text:p>
      <text:p text:style-name="Standard"><text:s text:c="2"/>config.vm.box = "ubuntu/jammy64"</text:p>
      <text:p text:style-name="Standard"><text:s text:c="2"/>config.vm.box_check_update = false</text:p>
      <text:p text:style-name="Standard"/>
      <text:p text:style-name="Standard"><text:s text:c="2"/># Общие настройки SSH (чтобы точно работало)</text:p>
      <text:p text:style-name="Standard"><text:s text:c="2"/>config.ssh.insert_key = true</text:p>
      <text:p text:style-name="Standard"><text:s text:c="2"/>config.ssh.username = "vagrant"</text:p>
      <text:p text:style-name="Standard"/>
      <text:p text:style-name="Standard"><text:s text:c="2"/>MACHINES.each do |name, settings|</text:p>
      <text:p text:style-name="Standard"><text:s text:c="4"/>config.vm.define name do |node|</text:p>
      <text:p text:style-name="Standard"><text:s text:c="6"/>vm_name = settings[:vm_name] || name.to_s</text:p>
      <text:p text:style-name="Standard"><text:s text:c="6"/>node.vm.hostname = vm_name</text:p>
      <text:p text:style-name="Standard"/>
      <text:p text:style-name="Standard"><text:s text:c="6"/># --- Сети ---</text:p>
      <text:p text:style-name="Standard"><text:s text:c="6"/># Host-only: только для dns, lb, monitor</text:p>
      <text:p text:style-name="Standard"><text:s text:c="6"/>if settings[:ip_host]</text:p>
      <text:p text:style-name="Standard"><text:s text:c="8"/>node.vm.network :private_network,</text:p>
      <text:p text:style-name="Standard"><text:s text:c="10"/>ip: settings[:ip_host],</text:p>
      <text:p text:style-name="Standard"><text:s text:c="10"/>netmask: "255.255.255.0"</text:p>
      <text:p text:style-name="Standard"><text:s text:c="6"/>end</text:p>
      <text:p text:style-name="Standard"/>
      <text:p text:style-name="Standard"><text:s text:c="6"/># Internal DMZ network — ВСЕ машины</text:p>
      <text:p text:style-name="Standard"><text:s text:c="6"/>node.vm.network :private_network,</text:p>
      <text:p text:style-name="Standard"><text:s text:c="8"/>ip: settings[:ip_dmz],</text:p>
      <text:p text:style-name="Standard"><text:s text:c="8"/>netmask: "255.255.255.0",</text:p>
      <text:p text:style-name="Standard"><text:s text:c="8"/>virtualbox__intnet: "dmz"</text:p>
      <text:p text:style-name="Standard"/>
      <text:p text:style-name="Standard"><text:s text:c="6"/># --- Провайдер: VirtualBox ---</text:p>
      <text:p text:style-name="Standard"><text:s text:c="6"/>node.vm.provider "virtualbox" do |v|</text:p>
      <text:p text:style-name="Standard"><text:s text:c="8"/>v.name = vm_name</text:p>
      <text:p text:style-name="Standard"><text:s text:c="8"/>v.memory = name == :monitor ? 1024 : 768</text:p>
      <text:p text:style-name="Standard"><text:s text:c="8"/>v.cpus = 1</text:p>
      <text:p text:style-name="Standard"><text:s text:c="8"/>v.customize ["modifyvm", :id, "--natdnsproxy1", "off"]</text:p>
      <text:p text:style-name="Standard"><text:s text:c="8"/>v.customize ["modifyvm", :id, "--natdnshostresolver1", "off"]</text:p>
      <text:p text:style-name="Standard"><text:s text:c="6"/>end</text:p>
      <text:p text:style-name="Standard"/>
      <text:p text:style-name="Standard"><text:s text:c="6"/># --- Provision: Ansible ---</text:p>
      <text:p text:style-name="Standard"><text:s text:c="6"/>node.vm.provision "ansible" do |ansible|</text:p>
      <text:p text:style-name="Standard"><text:s text:c="8"/>ansible.playbook = "ansible/playbook.yml"</text:p>
      <text:p text:style-name="Standard"><text:s text:c="8"/>ansible.inventory_path = "ansible/inventory.ini"</text:p>
      <text:p text:style-name="Standard"><text:s text:c="8"/>ansible.limit = name.to_s</text:p>
      <text:p text:style-name="Standard"><text:s text:c="8"/>ansible.verbose = "v" <text:s/># для отладки — можно убрать</text:p>
      <text:p text:style-name="Standard"><text:s text:c="8"/>ansible.groups = {</text:p>
      <text:p text:style-name="Standard"><text:s text:c="10"/>"dns" =&gt; ["dns"],</text:p>
      <text:p text:style-name="Standard"><text:s text:c="10"/>"lb" =&gt; ["lb"],</text:p>
      <text:p text:style-name="Standard"><text:s text:c="10"/>"web" =&gt; ["web1", "web2"],</text:p>
      <text:p text:style-name="Standard"><text:s text:c="10"/>"db_master" =&gt; ["db_master"],</text:p>
      <text:p text:style-name="Standard"><text:s text:c="10"/>"db_slave" =&gt; ["db_slave"],</text:p>
      <text:p text:style-name="Standard"><text:s text:c="10"/>"monitor" =&gt; ["monitor"],</text:p>
      <text:p text:style-name="Standard"><text:s text:c="10"/>"all_db" =&gt; ["db_master", "db_slave"]</text:p>
      <text:p text:style-name="Standard"><text:s text:c="8"/>}</text:p>
      <text:p text:style-name="Standard"><text:s text:c="6"/>end</text:p>
      <text:p text:style-name="Standard"/>
      <text:p text:style-name="Standard"><text:soft-page-break/><text:s text:c="6"/># Отключаем synced_folder (не нужно)</text:p>
      <text:p text:style-name="Standard"><text:s text:c="6"/>node.vm.synced_folder ".", "/vagrant", disabled: true</text:p>
      <text:p text:style-name="Standard"><text:s text:c="4"/>end</text:p>
      <text:p text:style-name="Standard"><text:s text:c="2"/>end</text:p>
      <text:p text:style-name="Standard">end</text:p>
      <text:p text:style-name="Standard"/>
      <text:p text:style-name="P12"><text:span text:style-name="T21">созданы подкаталоги </text:span><text:span text:style-name="Source_20_Text"><text:span text:style-name="T17">ansible/roles/*/tasks/main.yml</text:span></text:span></text:p>
      <text:h text:style-name="P5" text:outline-level="2"><text:span text:style-name="Source_20_Text"><text:span text:style-name="T14">ansible/inventory.ini</text:span></text:span></text:h>
      <text:p text:style-name="P13"><text:span text:style-name="Source_20_Text"><text:span text:style-name="T17">[dns]</text:span></text:span></text:p>
      <text:p text:style-name="P13"><text:span text:style-name="Source_20_Text"><text:span text:style-name="T17">dns ansible_host=192.168.56.10</text:span></text:span></text:p>
      <text:p text:style-name="P13"><text:span text:style-name="Source_20_Text"><text:span text:style-name="T17">[lb]</text:span></text:span></text:p>
      <text:p text:style-name="P13"><text:span text:style-name="Source_20_Text"><text:span text:style-name="T17">lb ansible_host=192.168.56.20</text:span></text:span></text:p>
      <text:p text:style-name="P13"><text:span text:style-name="Source_20_Text"><text:span text:style-name="T17">[web]</text:span></text:span></text:p>
      <text:p text:style-name="P13"><text:span text:style-name="Source_20_Text"><text:span text:style-name="T17">web1</text:span></text:span></text:p>
      <text:p text:style-name="P13"><text:span text:style-name="Source_20_Text"><text:span text:style-name="T17">web2</text:span></text:span></text:p>
      <text:p text:style-name="P13"><text:span text:style-name="Source_20_Text"><text:span text:style-name="T17">[db_master]</text:span></text:span></text:p>
      <text:p text:style-name="P13"><text:span text:style-name="Source_20_Text"><text:span text:style-name="T17">db_master</text:span></text:span></text:p>
      <text:p text:style-name="P13"><text:span text:style-name="Source_20_Text"><text:span text:style-name="T17">[db_slave]</text:span></text:span></text:p>
      <text:p text:style-name="P13"><text:span text:style-name="Source_20_Text"><text:span text:style-name="T17">db_slave</text:span></text:span></text:p>
      <text:p text:style-name="P13"><text:span text:style-name="Source_20_Text"><text:span text:style-name="T17">[monitor]</text:span></text:span></text:p>
      <text:p text:style-name="P13"><text:span text:style-name="Source_20_Text"><text:span text:style-name="T17">monitor ansible_host=192.168.56.90</text:span></text:span></text:p>
      <text:p text:style-name="P13"><text:span text:style-name="Source_20_Text"><text:span text:style-name="T17">[all:vars]</text:span></text:span></text:p>
      <text:p text:style-name="P13"><text:span text:style-name="Source_20_Text"><text:span text:style-name="T17">ansible_user=vagrant</text:span></text:span></text:p>
      <text:p text:style-name="P13"><text:span text:style-name="Source_20_Text"><text:span text:style-name="T17">ansible_connection=ssh</text:span></text:span></text:p>
      <text:p text:style-name="P13"><text:span text:style-name="Source_20_Text"><text:span text:style-name="T17">ansible_python_interpreter=/usr/bin/python3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7"/></text:span></text:p>
      <text:h text:style-name="P6" text:outline-level="2"><text:span text:style-name="Source_20_Text"><text:span text:style-name="T9">Краткое описание ролей Ansible</text:span></text:span></text:h>
      <text:h text:style-name="P8" text:outline-level="3"><text:span text:style-name="T9">1. </text:span><text:span text:style-name="Source_20_Text"><text:span text:style-name="T14">roles/common/tasks/main.yml</text:span></text:span></text:h>
      <text:list text:style-name="L1">
        <text:list-item>
          <text:p text:style-name="P17"><text:span text:style-name="T6">Обновляет пакеты (</text:span><text:span text:style-name="Source_20_Text"><text:span text:style-name="T12">apt update &amp;&amp; upgrade</text:span></text:span><text:span text:style-name="T6">)</text:span></text:p>
        </text:list-item>
        <text:list-item>
          <text:p text:style-name="P17"><text:span text:style-name="T6">Устанавливает </text:span><text:span text:style-name="Source_20_Text"><text:span text:style-name="T12">ufw</text:span></text:span><text:span text:style-name="T6">, разрешает:</text:span></text:p>
          <text:list>
            <text:list-item>
              <text:p text:style-name="P17"><text:span text:style-name="Source_20_Text"><text:span text:style-name="T12">dns</text:span></text:span><text:span text:style-name="T6">: 53/udp, 53/tcp</text:span></text:p>
            </text:list-item>
            <text:list-item>
              <text:p text:style-name="P17"><text:span text:style-name="Source_20_Text"><text:span text:style-name="T12">lb</text:span></text:span><text:span text:style-name="T6">: 80, 443, 22</text:span></text:p>
            </text:list-item>
            <text:list-item>
              <text:p text:style-name="P17"><text:span text:style-name="Source_20_Text"><text:span text:style-name="T12">monitor</text:span></text:span><text:span text:style-name="T6">: 22, 9090, 3000</text:span></text:p>
            </text:list-item>
            <text:list-item>
              <text:p text:style-name="P17"><text:span text:style-name="T6">остальные: только 22 + </text:span><text:span text:style-name="Source_20_Text"><text:span text:style-name="T12">from 10.10.1.0/24</text:span></text:span></text:p>
            </text:list-item>
          </text:list>
        </text:list-item>
        <text:list-item>
          <text:p text:style-name="P17"><text:span text:style-name="T6">Добавляет запись в </text:span><text:span text:style-name="Source_20_Text"><text:span text:style-name="T12">/etc/hosts</text:span></text:span><text:span text:style-name="T6">:<text:line-break/></text:span><text:span text:style-name="Source_20_Text"><text:span text:style-name="T12">10.10.1.10 dns.linuxpro.my dns</text:span></text:span><text:span text:style-name="T6"> — для резолва без внешнего DNS</text:span></text:p>
        </text:list-item>
      </text:list>
      <text:p text:style-name="P1"/>
      <text:h text:style-name="P8" text:outline-level="3"><text:span text:style-name="T9">2. </text:span><text:span text:style-name="Source_20_Text"><text:span text:style-name="T14">roles/dns/tasks/main.yml</text:span></text:span></text:h>
      <text:list text:style-name="L2">
        <text:list-item>
          <text:p text:style-name="P18"><text:span text:style-name="Source_20_Text"><text:span text:style-name="T12">apt install bind9 dnsutils</text:span></text:span></text:p>
        </text:list-item>
        <text:list-item>
          <text:p text:style-name="P24">Зоны:</text:p>
          <text:list>
            <text:list-item>
              <text:p text:style-name="P18"><text:span text:style-name="Source_20_Text"><text:span text:style-name="T12">linuxpro.my</text:span></text:span><text:span text:style-name="T6"> (A-записи: </text:span><text:span text:style-name="Source_20_Text"><text:span text:style-name="T12">lb.linuxpro.my → 192.168.56.20</text:span></text:span><text:span text:style-name="T6">, </text:span><text:span text:style-name="Source_20_Text"><text:span text:style-name="T12">monitor.linuxpro.my → 192.168.56.90</text:span></text:span><text:span text:style-name="T6">)</text:span></text:p>
            </text:list-item>
            <text:list-item>
              <text:p text:style-name="P18"><text:span text:style-name="Source_20_Text"><text:span text:style-name="T12">dmz.linuxpro.my</text:span></text:span><text:span text:style-name="T6"> (внутренние имена: </text:span><text:span text:style-name="Source_20_Text"><text:span text:style-name="T12">web1.dmz</text:span></text:span><text:span text:style-name="T6">, </text:span><text:span text:style-name="Source_20_Text"><text:span text:style-name="T12">db-master.dmz</text:span></text:span><text:span text:style-name="T6"> и т.д.)</text:span></text:p>
            </text:list-item>
          </text:list>
        </text:list-item>
        <text:list-item>
          <text:p text:style-name="P18"><text:span text:style-name="Source_20_Text"><text:span text:style-name="T12">/etc/resolv.conf</text:span></text:span><text:span text:style-name="T6"> → </text:span><text:span text:style-name="Source_20_Text"><text:span text:style-name="T12">nameserver 127.0.0.1</text:span></text:span></text:p>
        </text:list-item>
        <text:list-item>
          <text:p text:style-name="P18"><text:span text:style-name="T6">Проверка: </text:span><text:span text:style-name="Source_20_Text"><text:span text:style-name="T12">dig @127.0.0.1 lb.linuxpro.my</text:span></text:span></text:p>
        </text:list-item>
      </text:list>
      <text:p text:style-name="P1"/>
      <text:h text:style-name="P8" text:outline-level="3"><text:span text:style-name="T9">3. </text:span><text:span text:style-name="Source_20_Text"><text:span text:style-name="T14">roles/nginx-lb/tasks/main.yml</text:span></text:span></text:h>
      <text:list text:style-name="L3">
        <text:list-item>
          <text:p text:style-name="P19"><text:span text:style-name="T6">Генерирует self-signed сертификат (если нет в </text:span><text:span text:style-name="Source_20_Text"><text:span text:style-name="T12">files/ssl/</text:span></text:span><text:span text:style-name="T6">)</text:span></text:p>
        </text:list-item>
        <text:list-item>
          <text:p text:style-name="P19"><text:span text:style-name="Source_20_Text"><text:span text:style-name="T12">apt install nginx</text:span></text:span></text:p>
        </text:list-item>
        <text:list-item>
          <text:p text:style-name="P19"><text:span text:style-name="T6">Конфиг </text:span><text:span text:style-name="Source_20_Text"><text:span text:style-name="T12">/etc/nginx/sites-available/linuxpro.my</text:span></text:span></text:p>
        </text:list-item>
      </text:list>
      <text:p text:style-name="P13"><text:span text:style-name="Source_20_Text"><text:span text:style-name="T17">upstream backend {</text:span></text:span></text:p>
      <text:p text:style-name="P13"><text:span text:style-name="Source_20_Text"><text:span text:style-name="T17"><text:s text:c="2"/>server 10.10.1.31:80;</text:span></text:span></text:p>
      <text:p text:style-name="P13"><text:span text:style-name="Source_20_Text"><text:span text:style-name="T17"><text:s text:c="2"/>server 10.10.1.32:80;</text:span></text:span></text:p>
      <text:p text:style-name="P13"><text:span text:style-name="Source_20_Text"><text:span text:style-name="T17">}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7">server {</text:span></text:span></text:p>
      <text:p text:style-name="P13"><text:span text:style-name="Source_20_Text"><text:span text:style-name="T17"><text:s text:c="2"/>listen 80;</text:span></text:span></text:p>
      <text:p text:style-name="P13"><text:span text:style-name="Source_20_Text"><text:span text:style-name="T17"><text:s text:c="2"/>server_name lb.linuxpro.my;</text:span></text:span></text:p>
      <text:p text:style-name="P13"><text:span text:style-name="Source_20_Text"><text:span text:style-name="T17"><text:s text:c="2"/>return 301 https://$host$request_uri;</text:span></text:span></text:p>
      <text:p text:style-name="P13"><text:span text:style-name="Source_20_Text"><text:span text:style-name="T17">}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7">server {</text:span></text:span></text:p>
      <text:p text:style-name="P13"><text:span text:style-name="Source_20_Text"><text:span text:style-name="T17"><text:s text:c="2"/>listen 443 ssl;</text:span></text:span></text:p>
      <text:p text:style-name="P13"><text:span text:style-name="Source_20_Text"><text:span text:style-name="T17"><text:s text:c="2"/>server_name lb.linuxpro.my;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7"><text:s text:c="2"/>ssl_certificate /etc/nginx/ssl/linuxpro.my.crt;</text:span></text:span></text:p>
      <text:p text:style-name="P13"><text:soft-page-break/><text:span text:style-name="Source_20_Text"><text:span text:style-name="T17"><text:s text:c="2"/>ssl_certificate_key /etc/nginx/ssl/linuxpro.my.key;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7"><text:s text:c="2"/>location / {</text:span></text:span></text:p>
      <text:p text:style-name="P13"><text:span text:style-name="Source_20_Text"><text:span text:style-name="T17"><text:s text:c="4"/>proxy_pass http://backend;</text:span></text:span></text:p>
      <text:p text:style-name="P13"><text:span text:style-name="Source_20_Text"><text:span text:style-name="T17"><text:s text:c="4"/>proxy_set_header Host $host;</text:span></text:span></text:p>
      <text:p text:style-name="P13"><text:span text:style-name="Source_20_Text"><text:span text:style-name="T17"><text:s text:c="4"/>proxy_set_header X-Real-IP $remote_addr;</text:span></text:span></text:p>
      <text:p text:style-name="P13"><text:span text:style-name="Source_20_Text"><text:span text:style-name="T17"><text:s text:c="2"/>}</text:span></text:span></text:p>
      <text:p text:style-name="P13"><text:span text:style-name="Source_20_Text"><text:span text:style-name="T17">}</text:span></text:span></text:p>
      <text:p text:style-name="P29"><text:span text:style-name="Source_20_Text"><text:span text:style-name="T6">Включает сайт и перезапускает nginx</text:span></text:span></text:p>
      <text:p text:style-name="P13"><text:span text:style-name="Source_20_Text"><text:span text:style-name="T17">4. roles/web/tasks/main.yml</text:span></text:span></text:p>
      <text:p text:style-name="P13"><text:span text:style-name="Source_20_Text"><text:span text:style-name="T17">apt install nginx</text:span></text:span></text:p>
      <text:p text:style-name="P13"><text:span text:style-name="Source_20_Text"><text:span text:style-name="T17">Простая статическая страница /var/www/html/index.html</text:span></text:span></text:p>
      <text:p text:style-name="P13"><text:span text:style-name="Source_20_Text"><text:span text:style-name="T17">&lt;h1&gt;Web server: {{ inventory_hostname }}&lt;/h1&gt;</text:span></text:span></text:p>
      <text:p text:style-name="P13"><text:span text:style-name="Source_20_Text"><text:span text:style-name="T17">&lt;p&gt;Connected to DB: {{ hostvars['db_master']['ansible_default_ipv4']['address'] }}&lt;/p&gt;</text:span></text:span></text:p>
      <text:p text:style-name="P13"><text:span text:style-name="Source_20_Text"><text:span text:style-name="T17"/></text:span></text:p>
      <text:h text:style-name="P9" text:outline-level="3"><text:span text:style-name="Source_20_Text"><text:span text:style-name="T9">5. </text:span></text:span><text:span text:style-name="Source_20_Text"><text:span text:style-name="T14">roles/mysql-master/tasks/main.yml</text:span></text:span></text:h>
      <text:list text:style-name="L5">
        <text:list-item>
          <text:p text:style-name="P20"><text:span text:style-name="Source_20_Text"><text:span text:style-name="T12">apt install mysql-server</text:span></text:span></text:p>
        </text:list-item>
        <text:list-item>
          <text:p text:style-name="P20"><text:span text:style-name="Source_20_Text"><text:span text:style-name="T12">/etc/mysql/mysql.conf.d/mysqld.cnf</text:span></text:span></text:p>
          <text:p text:style-name="P20"><text:span text:style-name="Source_20_Text"><text:span text:style-name="T12"/></text:span></text:p>
        </text:list-item>
      </text:list>
      <text:p text:style-name="P13"><text:span text:style-name="Source_20_Text"><text:span text:style-name="T17">bind-address = 0.0.0.0</text:span></text:span></text:p>
      <text:p text:style-name="P13"><text:span text:style-name="Source_20_Text"><text:span text:style-name="T17">server-id = 1</text:span></text:span></text:p>
      <text:p text:style-name="P13"><text:span text:style-name="Source_20_Text"><text:span text:style-name="T17">log_bin = /var/log/mysql/mysql-bin.log</text:span></text:span></text:p>
      <text:p text:style-name="P13"><text:span text:style-name="Source_20_Text"><text:span text:style-name="T17">binlog_do_db = appdb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7">Создаёт БД appdb, пользователя appuser@%, даёт права</text:span></text:span></text:p>
      <text:p text:style-name="P13"><text:span text:style-name="Source_20_Text"><text:span text:style-name="T17">Создаёт репликационного пользователя:</text:span></text:span></text:p>
      <text:p text:style-name="P13"><text:span text:style-name="Source_20_Text"><text:span text:style-name="T10">sql</text:span></text:span><text:span text:style-name="Source_20_Text"><text:span text:style-name="T15">:</text:span></text:span></text:p>
      <text:p text:style-name="P13"><text:span text:style-name="Source_20_Text"><text:span text:style-name="T17">CREATE USER 'repl'@'10.10.1.%' IDENTIFIED BY 'StrongPass123!';</text:span></text:span></text:p>
      <text:p text:style-name="P13"><text:span text:style-name="Source_20_Text"><text:span text:style-name="T17">GRANT REPLICATION SLAVE ON *.* TO 'repl'@'10.10.1.%';</text:span></text:span></text:p>
      <text:p text:style-name="P13"><text:span text:style-name="Source_20_Text"><text:span text:style-name="T17">FLUSH PRIVILEGES;</text:span></text:span></text:p>
      <text:p text:style-name="P13"><text:span text:style-name="Source_20_Text"><text:span text:style-name="T17"/></text:span></text:p>
      <text:h text:style-name="P9" text:outline-level="3"><text:span text:style-name="Source_20_Text"><text:span text:style-name="T9">6. </text:span></text:span><text:span text:style-name="Source_20_Text"><text:span text:style-name="T14">roles/mysql-slave/tasks/main.yml</text:span></text:span></text:h>
      <text:list text:style-name="L6">
        <text:list-item>
          <text:p text:style-name="P25">Аналогично master, но:</text:p>
        </text:list-item>
      </text:list>
      <text:p text:style-name="P13"><text:span text:style-name="Source_20_Text"><text:span text:style-name="T17">server-id = 2</text:span></text:span></text:p>
      <text:p text:style-name="P13"><text:span text:style-name="Source_20_Text"><text:span text:style-name="T17">read_only = 1</text:span></text:span></text:p>
      <text:p text:style-name="P13"><text:span text:style-name="Source_20_Text"><text:span text:style-name="T6">После старта master — запускает репликацию:</text:span></text:span></text:p>
      <text:p text:style-name="P13"><text:span text:style-name="Source_20_Text"><text:span text:style-name="T10">sql: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7">CHANGE MASTER TO</text:span></text:span></text:p>
      <text:p text:style-name="P13"><text:span text:style-name="Source_20_Text"><text:span text:style-name="T17"><text:s text:c="2"/>MASTER_HOST='10.10.1.51',</text:span></text:span></text:p>
      <text:p text:style-name="P13"><text:span text:style-name="Source_20_Text"><text:span text:style-name="T17"><text:s text:c="2"/>MASTER_USER='repl',</text:span></text:span></text:p>
      <text:p text:style-name="P13"><text:span text:style-name="Source_20_Text"><text:span text:style-name="T17"><text:s text:c="2"/>MASTER_PASSWORD='StrongPass123!',</text:span></text:span></text:p>
      <text:p text:style-name="P13"><text:span text:style-name="Source_20_Text"><text:span text:style-name="T17"><text:s text:c="2"/>MASTER_LOG_FILE='mysql-bin.000001',</text:span></text:span></text:p>
      <text:p text:style-name="P13"><text:span text:style-name="Source_20_Text"><text:span text:style-name="T17"><text:s text:c="2"/>MASTER_LOG_POS=XXX;</text:span></text:span></text:p>
      <text:p text:style-name="P13"><text:span text:style-name="Source_20_Text"><text:span text:style-name="T17">START SLAVE;</text:span></text:span></text:p>
      <text:p text:style-name="P13"><text:span text:style-name="Source_20_Text"><text:span text:style-name="T17"/></text:span></text:p>
      <text:h text:style-name="P9" text:outline-level="3"><text:soft-page-break/><text:span text:style-name="Source_20_Text"><text:span text:style-name="T9">7. </text:span></text:span><text:span text:style-name="Source_20_Text"><text:span text:style-name="T14">roles/monitoring/tasks/main.yml</text:span></text:span></text:h>
      <text:list text:style-name="L7">
        <text:list-item>
          <text:p text:style-name="P26">Устанавливает:</text:p>
          <text:list>
            <text:list-item>
              <text:p text:style-name="P21"><text:span text:style-name="Source_20_Text"><text:span text:style-name="T12">prometheus</text:span></text:span><text:span text:style-name="T6"> (из .deb)</text:span></text:p>
            </text:list-item>
            <text:list-item>
              <text:p text:style-name="P21"><text:span text:style-name="Source_20_Text"><text:span text:style-name="T12">grafana</text:span></text:span><text:span text:style-name="T6"> (официальный репозиторий)</text:span></text:p>
            </text:list-item>
            <text:list-item>
              <text:p text:style-name="P21"><text:span text:style-name="Source_20_Text"><text:span text:style-name="T12">alertmanager</text:span></text:span></text:p>
            </text:list-item>
          </text:list>
        </text:list-item>
        <text:list-item>
          <text:p text:style-name="P21"><text:span text:style-name="Source_20_Text"><text:span text:style-name="T12">prometheus.yml</text:span></text:span><text:span text:style-name="T6">:</text:span></text:p>
        </text:list-item>
      </text:list>
      <text:p text:style-name="P13"><text:span text:style-name="Source_20_Text"><text:span text:style-name="T17">scrape_configs:</text:span></text:span></text:p>
      <text:p text:style-name="P13"><text:span text:style-name="Source_20_Text"><text:span text:style-name="T17"><text:s text:c="2"/>- job_name: 'node'</text:span></text:span></text:p>
      <text:p text:style-name="P13"><text:span text:style-name="Source_20_Text"><text:span text:style-name="T17"><text:s text:c="4"/>static_configs:</text:span></text:span></text:p>
      <text:p text:style-name="P13"><text:span text:style-name="Source_20_Text"><text:span text:style-name="T17"><text:s text:c="6"/>- targets: ['10.10.1.10:9100', '10.10.1.20:9100', ..., '10.10.1.90:9100']</text:span></text:span></text:p>
      <text:p text:style-name="P13"><text:span text:style-name="Source_20_Text"><text:span text:style-name="T17"><text:s text:c="2"/>- job_name: 'mysql'</text:span></text:span></text:p>
      <text:p text:style-name="P13"><text:span text:style-name="Source_20_Text"><text:span text:style-name="T17"><text:s text:c="4"/>static_configs:</text:span></text:span></text:p>
      <text:p text:style-name="P13"><text:span text:style-name="Source_20_Text"><text:span text:style-name="T17">- targets: ['10.10.1.51:9104', '10.10.1.52:9104']</text:span></text:span></text:p>
      <text:p text:style-name="P13"><text:span text:style-name="Source_20_Text"><text:span text:style-name="T17"/></text:span></text:p>
      <text:p text:style-name="P29"><text:span text:style-name="Source_20_Text"><text:span text:style-name="T6">На всех ВМ — </text:span></text:span><text:span text:style-name="Source_20_Text"><text:span text:style-name="T12">node_exporter</text:span></text:span><text:span text:style-name="Source_20_Text"><text:span text:style-name="T6"> (через systemd)</text:span></text:span></text:p>
      <text:list text:style-name="L8">
        <text:list-item>
          <text:p text:style-name="P22"><text:span text:style-name="T6">На </text:span><text:span text:style-name="Source_20_Text"><text:span text:style-name="T12">db-master</text:span></text:span><text:span text:style-name="T6"> — </text:span><text:span text:style-name="Source_20_Text"><text:span text:style-name="T12">mysqld_exporter</text:span></text:span></text:p>
        </text:list-item>
        <text:list-item>
          <text:p text:style-name="P22"><text:span text:style-name="Strong_20_Emphasis"><text:span text:style-name="T8">Alertmanager</text:span></text:span><text:span text:style-name="T6"> → </text:span><text:span text:style-name="Source_20_Text"><text:span text:style-name="T12">telegram-api</text:span></text:span><text:span text:style-name="T6"> через webhook:</text:span></text:p>
        </text:list-item>
      </text:list>
      <text:p text:style-name="P13"><text:span text:style-name="Source_20_Text"><text:span text:style-name="T17">receivers:</text:span></text:span></text:p>
      <text:p text:style-name="P13"><text:span text:style-name="Source_20_Text"><text:span text:style-name="T17"><text:s text:c="2"/>- name: 'telegram'</text:span></text:span></text:p>
      <text:p text:style-name="P13"><text:span text:style-name="Source_20_Text"><text:span text:style-name="T17"><text:s text:c="4"/>webhook_configs:</text:span></text:span></text:p>
      <text:p text:style-name="P13"><text:span text:style-name="Source_20_Text"><text:span text:style-name="T17">- url: '</text:span></text:span><text:a xlink:type="simple" xlink:href="http://127.0.0.1:9101/alert" text:style-name="Internet_20_link" text:visited-style-name="Visited_20_Internet_20_Link"><text:span text:style-name="Source_20_Text"><text:span text:style-name="T17">http://127.0.0.1:9101/alert</text:span></text:span></text:a><text:span text:style-name="Source_20_Text"><text:span text:style-name="T17">'</text:span></text:span></text:p>
      <text:p text:style-name="P13"><text:span text:style-name="Source_20_Text"><text:span text:style-name="T17"/></text:span></text:p>
      <text:p text:style-name="P13"><text:span text:style-name="Source_20_Text"><text:span text:style-name="T6">(Скрипт </text:span></text:span><text:span text:style-name="Source_20_Text"><text:span text:style-name="T17">/opt/telegram-alert.py</text:span></text:span><text:span text:style-name="Source_20_Text"><text:span text:style-name="T16"> </text:span></text:span><text:span text:style-name="Source_20_Text"><text:span text:style-name="T6">отправляет через </text:span></text:span><text:span text:style-name="Source_20_Text"><text:span text:style-name="T17">requests.post("https://api.telegram.org/bot&lt;TOKEN&gt;/sendMessage", …)</text:span></text:span><text:span text:style-name="Source_20_Text"><text:span text:style-name="T6">)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>Firewall (ufw) — кратко во всех ролях</text:span></text:span></text:p>
      <text:p text:style-name="P13"><text:span text:style-name="Source_20_Text"><text:span text:style-name="T12">- name: Enable UFW</text:span></text:span></text:p>
      <text:p text:style-name="P13"><text:span text:style-name="Source_20_Text"><text:span text:style-name="T12"><text:s text:c="2"/>ufw:</text:span></text:span></text:p>
      <text:p text:style-name="P13"><text:span text:style-name="Source_20_Text"><text:span text:style-name="T12"><text:s text:c="4"/>state: enabled</text:span></text:span></text:p>
      <text:p text:style-name="P13"><text:span text:style-name="Source_20_Text"><text:span text:style-name="T12"><text:s text:c="4"/>policy: deny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>- name: Allow SSH</text:span></text:span></text:p>
      <text:p text:style-name="P13"><text:span text:style-name="Source_20_Text"><text:span text:style-name="T12"><text:s text:c="2"/>ufw:</text:span></text:span></text:p>
      <text:p text:style-name="P13"><text:span text:style-name="Source_20_Text"><text:span text:style-name="T12"><text:s text:c="4"/>rule: allow</text:span></text:span></text:p>
      <text:p text:style-name="P13"><text:span text:style-name="Source_20_Text"><text:span text:style-name="T12"><text:s text:c="4"/>port: 22</text:span></text:span></text:p>
      <text:p text:style-name="P13"><text:span text:style-name="Source_20_Text"><text:span text:style-name="T12"><text:s text:c="4"/>proto: tcp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># для dns:</text:span></text:span></text:p>
      <text:p text:style-name="P13"><text:span text:style-name="Source_20_Text"><text:span text:style-name="T12">- name: Allow DNS</text:span></text:span></text:p>
      <text:p text:style-name="P13"><text:span text:style-name="Source_20_Text"><text:span text:style-name="T12"><text:s text:c="2"/>ufw:</text:span></text:span></text:p>
      <text:p text:style-name="P13"><text:span text:style-name="Source_20_Text"><text:span text:style-name="T12"><text:s text:c="4"/>rule: allow</text:span></text:span></text:p>
      <text:p text:style-name="P13"><text:span text:style-name="Source_20_Text"><text:span text:style-name="T12"><text:s text:c="4"/>port: 53</text:span></text:span></text:p>
      <text:p text:style-name="P13"><text:span text:style-name="Source_20_Text"><text:span text:style-name="T12"><text:s text:c="4"/>proto: '{{ item }}'</text:span></text:span></text:p>
      <text:p text:style-name="P13"><text:span text:style-name="Source_20_Text"><text:span text:style-name="T12"><text:s text:c="2"/>loop: [tcp, udp]</text:span></text:span></text:p>
      <text:p text:style-name="P13"><text:span text:style-name="Source_20_Text"><text:span text:style-name="T12"/></text:span></text:p>
      <text:p text:style-name="P13"><text:soft-page-break/><text:span text:style-name="Source_20_Text"><text:span text:style-name="T12"># для lb:</text:span></text:span></text:p>
      <text:p text:style-name="P13"><text:span text:style-name="Source_20_Text"><text:span text:style-name="T12">- name: Allow HTTP/HTTPS</text:span></text:span></text:p>
      <text:p text:style-name="P13"><text:span text:style-name="Source_20_Text"><text:span text:style-name="T12"><text:s text:c="2"/>ufw:</text:span></text:span></text:p>
      <text:p text:style-name="P13"><text:span text:style-name="Source_20_Text"><text:span text:style-name="T12"><text:s text:c="4"/>rule: allow</text:span></text:span></text:p>
      <text:p text:style-name="P13"><text:span text:style-name="Source_20_Text"><text:span text:style-name="T12"><text:s text:c="4"/>port: '{{ item }}'</text:span></text:span></text:p>
      <text:p text:style-name="P13"><text:span text:style-name="Source_20_Text"><text:span text:style-name="T12"><text:s text:c="4"/>proto: tcp</text:span></text:span></text:p>
      <text:p text:style-name="P13"><text:span text:style-name="Source_20_Text"><text:span text:style-name="T12"><text:s text:c="2"/>loop: [80, 443]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># для monitor:</text:span></text:span></text:p>
      <text:p text:style-name="P13"><text:span text:style-name="Source_20_Text"><text:span text:style-name="T12">- name: Allow Prometheus/Grafana</text:span></text:span></text:p>
      <text:p text:style-name="P13"><text:span text:style-name="Source_20_Text"><text:span text:style-name="T12"><text:s text:c="2"/>ufw:</text:span></text:span></text:p>
      <text:p text:style-name="P13"><text:span text:style-name="Source_20_Text"><text:span text:style-name="T12"><text:s text:c="4"/>rule: allow</text:span></text:span></text:p>
      <text:p text:style-name="P13"><text:span text:style-name="Source_20_Text"><text:span text:style-name="T12"><text:s text:c="4"/>from_ip: "10.10.1.0/24"</text:span></text:span></text:p>
      <text:p text:style-name="P13"><text:span text:style-name="Source_20_Text"><text:span text:style-name="T12"><text:s text:c="4"/>port: "{{ item }}"</text:span></text:span></text:p>
      <text:p text:style-name="P13"><text:span text:style-name="Source_20_Text"><text:span text:style-name="T12"><text:s text:c="4"/>proto: tcp</text:span></text:span></text:p>
      <text:p text:style-name="P13"><text:span text:style-name="Source_20_Text"><text:span text:style-name="T12"><text:s text:c="2"/>loop: [9090, 3000]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># для остальных (web, db):</text:span></text:span></text:p>
      <text:p text:style-name="P13"><text:span text:style-name="Source_20_Text"><text:span text:style-name="T12">- name: Allow only internal DMZ</text:span></text:span></text:p>
      <text:p text:style-name="P13"><text:span text:style-name="Source_20_Text"><text:span text:style-name="T12"><text:s text:c="2"/>ufw:</text:span></text:span></text:p>
      <text:p text:style-name="P13"><text:span text:style-name="Source_20_Text"><text:span text:style-name="T12"><text:s text:c="4"/>rule: allow</text:span></text:span></text:p>
      <text:p text:style-name="P13"><text:span text:style-name="Source_20_Text"><text:span text:style-name="T12"><text:s text:c="4"/>from_ip: "10.10.1.0/24"</text:span></text:span></text:p>
      <text:p text:style-name="P13"><text:span text:style-name="Source_20_Text"><text:span text:style-name="T12"><text:s text:c="4"/>to_ip: "any"</text:span></text:span></text:p>
      <text:p text:style-name="P13"><text:span text:style-name="Source_20_Text"><text:span text:style-name="T12"><text:s text:c="4"/>port: 22</text:span></text:span></text:p>
      <text:p text:style-name="P13"><text:span text:style-name="Source_20_Text"><text:span text:style-name="T12"><text:s text:c="4"/>proto: tcp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/></text:span></text:p>
      <text:p text:style-name="P14"><text:span text:style-name="Source_20_Text"><text:span text:style-name="T13">Запуск</text:span></text:span></text:p>
      <text:p text:style-name="P14"><text:span text:style-name="Source_20_Text"><text:span text:style-name="T13">vagrant up</text:span></text:span></text:p>
      <text:p text:style-name="P14"><text:span text:style-name="Source_20_Text"><text:span text:style-name="T13"># Дождаться завершения provision (~5–10 мин)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# Проверка:</text:span></text:span></text:p>
      <text:p text:style-name="P14"><text:span text:style-name="Source_20_Text"><text:span text:style-name="T13">curl -k https://lb.linuxpro.my <text:s text:c="9"/># → HTML от web1/web2</text:span></text:span></text:p>
      <text:p text:style-name="P14"><text:span text:style-name="Source_20_Text"><text:span text:style-name="T13">dig @192.168.56.10 lb.linuxpro.my +short <text:s/># → 192.168.56.20</text:span></text:span></text:p>
      <text:p text:style-name="P14"><text:span text:style-name="Source_20_Text"><text:span text:style-name="T13">firefox http://192.168.56.90:3000 <text:s text:c="5"/># Grafana (admin/admin)</text:span></text:span></text:p>
      <text:p text:style-name="P14"><text:span text:style-name="Source_20_Text"><text:span text:style-name="T22">Чтобы домен </text:span></text:span><text:span text:style-name="Source_20_Text"><text:span text:style-name="T13">linuxpro.my</text:span></text:span><text:span text:style-name="Source_20_Text"><text:span text:style-name="T19"> </text:span></text:span><text:span text:style-name="Source_20_Text"><text:span text:style-name="T22">резолвился на хосте — добавьте в </text:span></text:span><text:span text:style-name="Source_20_Text"><text:span text:style-name="T13">/etc/hosts</text:span></text:span><text:span text:style-name="Source_20_Text"><text:span text:style-name="T22">:</text:span></text:span></text:p>
      <text:p text:style-name="P14"><text:span text:style-name="Source_20_Text"><text:span text:style-name="T13">192.168.56.10 dns.linuxpro.my dns</text:span></text:span></text:p>
      <text:p text:style-name="P14"><text:span text:style-name="Source_20_Text"><text:span text:style-name="T13">192.168.56.20 lb.linuxpro.my</text:span></text:span></text:p>
      <text:p text:style-name="P14"><text:span text:style-name="Source_20_Text"><text:span text:style-name="T13">192.168.56.90 monitor.linuxpro.my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>infra/</text:span></text:span></text:p>
      <text:p text:style-name="P14"><text:span text:style-name="Source_20_Text"><text:span text:style-name="T13">├── Vagrantfile <text:s text:c="24"/># ← из предыдущего ответа (улучшенная версия ниже)</text:span></text:span></text:p>
      <text:p text:style-name="P14"><text:span text:style-name="Source_20_Text"><text:span text:style-name="T13">├── README.md</text:span></text:span></text:p>
      <text:p text:style-name="P14"><text:span text:style-name="Source_20_Text"><text:span text:style-name="T13">├── ansible/</text:span></text:span></text:p>
      <text:p text:style-name="P14"><text:span text:style-name="Source_20_Text"><text:span text:style-name="T13">│ <text:s text:c="2"/>├── inventory.ini <text:s text:c="18"/># ← inventory</text:span></text:span></text:p>
      <text:p text:style-name="P14"><text:span text:style-name="Source_20_Text"><text:span text:style-name="T13">│ <text:s text:c="2"/>├── playbook.yml <text:s text:c="19"/># ← запуск ролей</text:span></text:span></text:p>
      <text:p text:style-name="P14"><text:span text:style-name="Source_20_Text"><text:span text:style-name="T13">│ <text:s text:c="2"/>├── files/</text:span></text:span></text:p>
      <text:p text:style-name="P14"><text:soft-page-break/><text:span text:style-name="Source_20_Text"><text:span text:style-name="T13">│ <text:s text:c="2"/>│ <text:s text:c="2"/>├── ssl/</text:span></text:span></text:p>
      <text:p text:style-name="P14"><text:span text:style-name="Source_20_Text"><text:span text:style-name="T13">│ <text:s text:c="2"/>│ <text:s text:c="2"/>│ <text:s text:c="2"/>├── linuxpro.my.crt <text:s text:c="8"/># ← self-signed (создаём ниже)</text:span></text:span></text:p>
      <text:p text:style-name="P14"><text:span text:style-name="Source_20_Text"><text:span text:style-name="T13">│ <text:s text:c="2"/>│ <text:s text:c="2"/>│ <text:s text:c="2"/>└── linuxpro.my.key</text:span></text:span></text:p>
      <text:p text:style-name="P14"><text:span text:style-name="Source_20_Text"><text:span text:style-name="T13">│ <text:s text:c="2"/>│ <text:s text:c="2"/>└── prometheus.yml <text:s text:c="13"/># ← конфиг</text:span></text:span></text:p>
      <text:p text:style-name="P14"><text:span text:style-name="Source_20_Text"><text:span text:style-name="T13">│ <text:s text:c="2"/>└── roles/</text:span></text:span></text:p>
      <text:p text:style-name="P14"><text:span text:style-name="Source_20_Text"><text:span text:style-name="T13">│ <text:s text:c="6"/>├── common/</text:span></text:span></text:p>
      <text:p text:style-name="P14"><text:span text:style-name="Source_20_Text"><text:span text:style-name="T13">│ <text:s text:c="6"/>│ <text:s text:c="2"/>└── tasks/main.yml</text:span></text:span></text:p>
      <text:p text:style-name="P14"><text:span text:style-name="Source_20_Text"><text:span text:style-name="T13">│ <text:s text:c="6"/>├── dns/</text:span></text:span></text:p>
      <text:p text:style-name="P14"><text:span text:style-name="Source_20_Text"><text:span text:style-name="T13">│ <text:s text:c="6"/>│ <text:s text:c="2"/>└── tasks/main.yml</text:span></text:span></text:p>
      <text:p text:style-name="P14"><text:span text:style-name="Source_20_Text"><text:span text:style-name="T13">│ <text:s text:c="6"/>├── nginx-lb/</text:span></text:span></text:p>
      <text:p text:style-name="P14"><text:span text:style-name="Source_20_Text"><text:span text:style-name="T13">│ <text:s text:c="6"/>│ <text:s text:c="2"/>└── tasks/main.yml</text:span></text:span></text:p>
      <text:p text:style-name="P14"><text:span text:style-name="Source_20_Text"><text:span text:style-name="T13">│ <text:s text:c="6"/>├── web/</text:span></text:span></text:p>
      <text:p text:style-name="P14"><text:span text:style-name="Source_20_Text"><text:span text:style-name="T13">│ <text:s text:c="6"/>│ <text:s text:c="2"/>└── tasks/main.yml</text:span></text:span></text:p>
      <text:p text:style-name="P14"><text:span text:style-name="Source_20_Text"><text:span text:style-name="T13">│ <text:s text:c="6"/>├── mysql-master/</text:span></text:span></text:p>
      <text:p text:style-name="P14"><text:span text:style-name="Source_20_Text"><text:span text:style-name="T13">│ <text:s text:c="6"/>│ <text:s text:c="2"/>└── tasks/main.yml</text:span></text:span></text:p>
      <text:p text:style-name="P14"><text:span text:style-name="Source_20_Text"><text:span text:style-name="T13">│ <text:s text:c="6"/>├── mysql-slave/</text:span></text:span></text:p>
      <text:p text:style-name="P14"><text:span text:style-name="Source_20_Text"><text:span text:style-name="T13">│ <text:s text:c="6"/>│ <text:s text:c="2"/>└── tasks/main.yml</text:span></text:span></text:p>
      <text:p text:style-name="P14"><text:span text:style-name="Source_20_Text"><text:span text:style-name="T13">│ <text:s text:c="6"/>└── monitoring/</text:span></text:span></text:p>
      <text:p text:style-name="P14"><text:span text:style-name="Source_20_Text"><text:span text:style-name="T13">│ <text:s text:c="10"/>└── tasks/main.yml</text:span></text:span></text:p>
      <text:p text:style-name="P14"><text:span text:style-name="Source_20_Text"><text:span text:style-name="T13">└── telegram-alert/</text:span></text:span></text:p>
      <text:p text:style-name="P14"><text:span text:style-name="Source_20_Text"><text:span text:style-name="T13"><text:s text:c="4"/>└── alert-telegram.py <text:s text:c="14"/># ← скрипт для Alertmanager → Telegram</text:span></text:span></text:p>
      <text:p text:style-name="P14"><text:span text:style-name="Source_20_Text"><text:span text:style-name="T13"/></text:span></text:p>
      <text:h text:style-name="P7" text:outline-level="2"><text:span text:style-name="Source_20_Text"><text:span text:style-name="T7">1. </text:span></text:span><text:span text:style-name="Source_20_Text"><text:span text:style-name="T13">Vagrantfile</text:span></text:span><text:span text:style-name="Source_20_Text"><text:span text:style-name="T7"> (финальная версия)</text:span></text:span></text:h>
      <text:p text:style-name="P14"><text:span text:style-name="Source_20_Text"><text:span text:style-name="T13"># -*- mode: ruby -*-</text:span></text:span></text:p>
      <text:p text:style-name="P14"><text:span text:style-name="Source_20_Text"><text:span text:style-name="T13"># vi: set ft=ruby :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MACHINES = {</text:span></text:span></text:p>
      <text:p text:style-name="P14"><text:span text:style-name="Source_20_Text"><text:span text:style-name="T13"><text:s text:c="2"/>:dns =&gt; { :vm_name =&gt; "dns", <text:s text:c="2"/>:ip_host =&gt; "192.168.56.10", :ip_dmz =&gt; "10.10.1.10" },</text:span></text:span></text:p>
      <text:p text:style-name="P14"><text:span text:style-name="Source_20_Text"><text:span text:style-name="T13"><text:s text:c="2"/>:lb <text:s/>=&gt; { :vm_name =&gt; "lb", <text:s text:c="3"/>:ip_host =&gt; "192.168.56.20", :ip_dmz =&gt; "10.10.1.20" },</text:span></text:span></text:p>
      <text:p text:style-name="P14"><text:span text:style-name="Source_20_Text"><text:span text:style-name="T13"><text:s text:c="2"/>:web1 =&gt; { :ip_dmz =&gt; "10.10.1.31" },</text:span></text:span></text:p>
      <text:p text:style-name="P14"><text:span text:style-name="Source_20_Text"><text:span text:style-name="T13"><text:s text:c="2"/>:web2 =&gt; { :ip_dmz =&gt; "10.10.1.32" },</text:span></text:span></text:p>
      <text:p text:style-name="P14"><text:span text:style-name="Source_20_Text"><text:span text:style-name="T13"><text:s text:c="2"/>:db_master =&gt; { :ip_dmz =&gt; "10.10.1.51" },</text:span></text:span></text:p>
      <text:p text:style-name="P14"><text:span text:style-name="Source_20_Text"><text:span text:style-name="T13"><text:s text:c="2"/>:db_slave <text:s/>=&gt; { :ip_dmz =&gt; "10.10.1.52" },</text:span></text:span></text:p>
      <text:p text:style-name="P14"><text:span text:style-name="Source_20_Text"><text:span text:style-name="T13"><text:s text:c="2"/>:monitor =&gt; { :vm_name =&gt; "monitor", :ip_host =&gt; "192.168.56.90", :ip_dmz =&gt; "10.10.1.90" }</text:span></text:span></text:p>
      <text:p text:style-name="P14"><text:span text:style-name="Source_20_Text"><text:span text:style-name="T13">}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Vagrant.configure("2") do |config|</text:span></text:span></text:p>
      <text:p text:style-name="P14"><text:span text:style-name="Source_20_Text"><text:span text:style-name="T13"><text:s text:c="2"/>config.vm.box = "ubuntu/jammy64"</text:span></text:span></text:p>
      <text:p text:style-name="P14"><text:span text:style-name="Source_20_Text"><text:span text:style-name="T13"><text:s text:c="2"/>config.ssh.insert_key = true</text:span></text:span></text:p>
      <text:p text:style-name="P14"><text:span text:style-name="Source_20_Text"><text:span text:style-name="T13"><text:s text:c="2"/>config.ssh.username = "vagrant"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2"/>MACHINES.each do |name, s|</text:span></text:span></text:p>
      <text:p text:style-name="P14"><text:span text:style-name="Source_20_Text"><text:span text:style-name="T13"><text:s text:c="4"/>config.vm.define name do |node|</text:span></text:span></text:p>
      <text:p text:style-name="P14"><text:span text:style-name="Source_20_Text"><text:span text:style-name="T13"><text:s text:c="6"/>vm_name = s[:vm_name] || name.to_s</text:span></text:span></text:p>
      <text:p text:style-name="P14"><text:span text:style-name="Source_20_Text"><text:span text:style-name="T13"><text:s text:c="6"/>node.vm.hostname = vm_name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# Host-only: только dns, lb, monitor</text:span></text:span></text:p>
      <text:p text:style-name="P14"><text:span text:style-name="Source_20_Text"><text:span text:style-name="T13"><text:s text:c="6"/>node.vm.network :private_network, ip: s[:ip_host], netmask: "255.255.255.0" if s[:ip_host]</text:span></text:span></text:p>
      <text:p text:style-name="P14"><text:soft-page-break/><text:span text:style-name="Source_20_Text"><text:span text:style-name="T13"/></text:span></text:p>
      <text:p text:style-name="P14"><text:span text:style-name="Source_20_Text"><text:span text:style-name="T13"><text:s text:c="6"/># Internal DMZ сеть — все машины</text:span></text:span></text:p>
      <text:p text:style-name="P14"><text:span text:style-name="Source_20_Text"><text:span text:style-name="T13"><text:s text:c="6"/>node.vm.network :private_network,</text:span></text:span></text:p>
      <text:p text:style-name="P14"><text:span text:style-name="Source_20_Text"><text:span text:style-name="T13"><text:s text:c="8"/>ip: s[:ip_dmz],</text:span></text:span></text:p>
      <text:p text:style-name="P14"><text:span text:style-name="Source_20_Text"><text:span text:style-name="T13"><text:s text:c="8"/>netmask: "255.255.255.0",</text:span></text:span></text:p>
      <text:p text:style-name="P14"><text:span text:style-name="Source_20_Text"><text:span text:style-name="T13"><text:s text:c="8"/>virtualbox__intnet: "dmz"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node.vm.provider "virtualbox" do |v|</text:span></text:span></text:p>
      <text:p text:style-name="P14"><text:span text:style-name="Source_20_Text"><text:span text:style-name="T13"><text:s text:c="8"/>v.name = vm_name</text:span></text:span></text:p>
      <text:p text:style-name="P14"><text:span text:style-name="Source_20_Text"><text:span text:style-name="T13"><text:s text:c="8"/>v.memory = name == :monitor ? 1024 : 768</text:span></text:span></text:p>
      <text:p text:style-name="P14"><text:span text:style-name="Source_20_Text"><text:span text:style-name="T13"><text:s text:c="8"/>v.cpus = 1</text:span></text:span></text:p>
      <text:p text:style-name="P14"><text:span text:style-name="Source_20_Text"><text:span text:style-name="T13"><text:s text:c="8"/># Отключаем NAT-DNS, чтобы не мешал локальному DNS</text:span></text:span></text:p>
      <text:p text:style-name="P14"><text:span text:style-name="Source_20_Text"><text:span text:style-name="T13"><text:s text:c="8"/>v.customize ["modifyvm", :id, "--natdnsproxy1", "off"]</text:span></text:span></text:p>
      <text:p text:style-name="P14"><text:span text:style-name="Source_20_Text"><text:span text:style-name="T13"><text:s text:c="8"/>v.customize ["modifyvm", :id, "--natdnshostresolver1", "off"]</text:span></text:span></text:p>
      <text:p text:style-name="P14"><text:span text:style-name="Source_20_Text"><text:span text:style-name="T13"><text:s text:c="6"/>end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node.vm.provision "ansible" do |ansible|</text:span></text:span></text:p>
      <text:p text:style-name="P14"><text:span text:style-name="Source_20_Text"><text:span text:style-name="T13"><text:s text:c="8"/>ansible.playbook = "ansible/playbook.yml"</text:span></text:span></text:p>
      <text:p text:style-name="P14"><text:span text:style-name="Source_20_Text"><text:span text:style-name="T13"><text:s text:c="8"/>ansible.inventory_path = "ansible/inventory.ini"</text:span></text:span></text:p>
      <text:p text:style-name="P14"><text:span text:style-name="Source_20_Text"><text:span text:style-name="T13"><text:s text:c="8"/>ansible.limit = name.to_s</text:span></text:span></text:p>
      <text:p text:style-name="P14"><text:span text:style-name="Source_20_Text"><text:span text:style-name="T13"><text:s text:c="8"/>ansible.verbose = "v"</text:span></text:span></text:p>
      <text:p text:style-name="P14"><text:span text:style-name="Source_20_Text"><text:span text:style-name="T13"><text:s text:c="8"/>ansible.groups = {</text:span></text:span></text:p>
      <text:p text:style-name="P14"><text:span text:style-name="Source_20_Text"><text:span text:style-name="T13"><text:s text:c="10"/>"dns" =&gt; ["dns"],</text:span></text:span></text:p>
      <text:p text:style-name="P14"><text:span text:style-name="Source_20_Text"><text:span text:style-name="T13"><text:s text:c="10"/>"lb" =&gt; ["lb"],</text:span></text:span></text:p>
      <text:p text:style-name="P14"><text:span text:style-name="Source_20_Text"><text:span text:style-name="T13"><text:s text:c="10"/>"web" =&gt; ["web1", "web2"],</text:span></text:span></text:p>
      <text:p text:style-name="P14"><text:span text:style-name="Source_20_Text"><text:span text:style-name="T13"><text:s text:c="10"/>"db_master" =&gt; ["db_master"],</text:span></text:span></text:p>
      <text:p text:style-name="P14"><text:span text:style-name="Source_20_Text"><text:span text:style-name="T13"><text:s text:c="10"/>"db_slave" =&gt; ["db_slave"],</text:span></text:span></text:p>
      <text:p text:style-name="P14"><text:span text:style-name="Source_20_Text"><text:span text:style-name="T13"><text:s text:c="10"/>"monitor" =&gt; ["monitor"]</text:span></text:span></text:p>
      <text:p text:style-name="P14"><text:span text:style-name="Source_20_Text"><text:span text:style-name="T13"><text:s text:c="8"/>}</text:span></text:span></text:p>
      <text:p text:style-name="P14"><text:span text:style-name="Source_20_Text"><text:span text:style-name="T13"><text:s text:c="6"/>end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node.vm.synced_folder ".", "/vagrant", disabled: true</text:span></text:span></text:p>
      <text:p text:style-name="P14"><text:span text:style-name="Source_20_Text"><text:span text:style-name="T13"><text:s text:c="4"/>end</text:span></text:span></text:p>
      <text:p text:style-name="P14"><text:span text:style-name="Source_20_Text"><text:span text:style-name="T13"><text:s text:c="2"/>end</text:span></text:span></text:p>
      <text:p text:style-name="P14"><text:span text:style-name="Source_20_Text"><text:span text:style-name="T13">end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3. ansible/playbook.yml</text:span></text:span></text:p>
      <text:p text:style-name="P14"><text:span text:style-name="Source_20_Text"><text:span text:style-name="T13">---</text:span></text:span></text:p>
      <text:p text:style-name="P14"><text:span text:style-name="Source_20_Text"><text:span text:style-name="T13">- hosts: all</text:span></text:span></text:p>
      <text:p text:style-name="P14"><text:span text:style-name="Source_20_Text"><text:span text:style-name="T13"><text:s text:c="2"/>roles:</text:span></text:span></text:p>
      <text:p text:style-name="P14"><text:span text:style-name="Source_20_Text"><text:span text:style-name="T13"><text:s text:c="4"/>- common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hosts: dns</text:span></text:span></text:p>
      <text:p text:style-name="P14"><text:span text:style-name="Source_20_Text"><text:span text:style-name="T13"><text:s text:c="2"/>roles:</text:span></text:span></text:p>
      <text:p text:style-name="P14"><text:span text:style-name="Source_20_Text"><text:span text:style-name="T13"><text:s text:c="4"/>- dns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hosts: lb</text:span></text:span></text:p>
      <text:p text:style-name="P14"><text:span text:style-name="Source_20_Text"><text:span text:style-name="T13"><text:s text:c="2"/>roles:</text:span></text:span></text:p>
      <text:p text:style-name="P14"><text:soft-page-break/><text:span text:style-name="Source_20_Text"><text:span text:style-name="T13"><text:s text:c="4"/>- nginx-lb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hosts: web</text:span></text:span></text:p>
      <text:p text:style-name="P14"><text:span text:style-name="Source_20_Text"><text:span text:style-name="T13"><text:s text:c="2"/>roles:</text:span></text:span></text:p>
      <text:p text:style-name="P14"><text:span text:style-name="Source_20_Text"><text:span text:style-name="T13"><text:s text:c="4"/>- web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hosts: db_master</text:span></text:span></text:p>
      <text:p text:style-name="P14"><text:span text:style-name="Source_20_Text"><text:span text:style-name="T13"><text:s text:c="2"/>roles:</text:span></text:span></text:p>
      <text:p text:style-name="P14"><text:span text:style-name="Source_20_Text"><text:span text:style-name="T13"><text:s text:c="4"/>- mysql-master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hosts: db_slave</text:span></text:span></text:p>
      <text:p text:style-name="P14"><text:span text:style-name="Source_20_Text"><text:span text:style-name="T13"><text:s text:c="2"/>roles:</text:span></text:span></text:p>
      <text:p text:style-name="P14"><text:span text:style-name="Source_20_Text"><text:span text:style-name="T13"><text:s text:c="4"/>- mysql-slave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hosts: monitor</text:span></text:span></text:p>
      <text:p text:style-name="P14"><text:span text:style-name="Source_20_Text"><text:span text:style-name="T13"><text:s text:c="2"/>roles:</text:span></text:span></text:p>
      <text:p text:style-name="P14"><text:span text:style-name="Source_20_Text"><text:span text:style-name="T13">- monitoring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>4. roles/common/tasks/main.yml (безопасность + база)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Update apt cache</text:span></text:span></text:p>
      <text:p text:style-name="P14"><text:span text:style-name="Source_20_Text"><text:span text:style-name="T13"><text:s text:c="2"/>apt:</text:span></text:span></text:p>
      <text:p text:style-name="P14"><text:span text:style-name="Source_20_Text"><text:span text:style-name="T13"><text:s text:c="4"/>update_cache: yes</text:span></text:span></text:p>
      <text:p text:style-name="P14"><text:span text:style-name="Source_20_Text"><text:span text:style-name="T13"><text:s text:c="4"/>cache_valid_time: 3600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Install common packages</text:span></text:span></text:p>
      <text:p text:style-name="P14"><text:span text:style-name="Source_20_Text"><text:span text:style-name="T13"><text:s text:c="2"/>apt:</text:span></text:span></text:p>
      <text:p text:style-name="P14"><text:span text:style-name="Source_20_Text"><text:span text:style-name="T13"><text:s text:c="4"/>name: [ufw, curl, wget, gnupg, software-properties-common]</text:span></text:span></text:p>
      <text:p text:style-name="P14"><text:span text:style-name="Source_20_Text"><text:span text:style-name="T13"><text:s text:c="4"/>state: present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Configure hostname in /etc/hosts</text:span></text:span></text:p>
      <text:p text:style-name="P14"><text:span text:style-name="Source_20_Text"><text:span text:style-name="T13"><text:s text:c="2"/>lineinfile:</text:span></text:span></text:p>
      <text:p text:style-name="P14"><text:span text:style-name="Source_20_Text"><text:span text:style-name="T13"><text:s text:c="4"/>path: /etc/hosts</text:span></text:span></text:p>
      <text:p text:style-name="P14"><text:span text:style-name="Source_20_Text"><text:span text:style-name="T13"><text:s text:c="4"/>line: "10.10.1.10 dns.linuxpro.my dns"</text:span></text:span></text:p>
      <text:p text:style-name="P14"><text:span text:style-name="Source_20_Text"><text:span text:style-name="T13"><text:s text:c="4"/>create: no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Enable UFW</text:span></text:span></text:p>
      <text:p text:style-name="P14"><text:span text:style-name="Source_20_Text"><text:span text:style-name="T13"><text:s text:c="2"/>ufw:</text:span></text:span></text:p>
      <text:p text:style-name="P14"><text:span text:style-name="Source_20_Text"><text:span text:style-name="T13"><text:s text:c="4"/>state: enabled</text:span></text:span></text:p>
      <text:p text:style-name="P14"><text:span text:style-name="Source_20_Text"><text:span text:style-name="T13"><text:s text:c="4"/>policy: deny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Allow SSH</text:span></text:span></text:p>
      <text:p text:style-name="P14"><text:span text:style-name="Source_20_Text"><text:span text:style-name="T13"><text:s text:c="2"/>ufw:</text:span></text:span></text:p>
      <text:p text:style-name="P14"><text:span text:style-name="Source_20_Text"><text:span text:style-name="T13"><text:s text:c="4"/>rule: allow</text:span></text:span></text:p>
      <text:p text:style-name="P14"><text:span text:style-name="Source_20_Text"><text:span text:style-name="T13"><text:s text:c="4"/>port: 22</text:span></text:span></text:p>
      <text:p text:style-name="P14"><text:span text:style-name="Source_20_Text"><text:span text:style-name="T13"><text:s text:c="4"/>proto: tcp</text:span></text:span></text:p>
      <text:p text:style-name="P14"><text:soft-page-break/><text:span text:style-name="Source_20_Text"><text:span text:style-name="T13"/></text:span></text:p>
      <text:p text:style-name="P14"><text:span text:style-name="Source_20_Text"><text:span text:style-name="T13"># По группам:</text:span></text:span></text:p>
      <text:p text:style-name="P14"><text:span text:style-name="Source_20_Text"><text:span text:style-name="T13">- name: Allow DNS (tcp/udp 53)</text:span></text:span></text:p>
      <text:p text:style-name="P14"><text:span text:style-name="Source_20_Text"><text:span text:style-name="T13"><text:s text:c="2"/>ufw:</text:span></text:span></text:p>
      <text:p text:style-name="P14"><text:span text:style-name="Source_20_Text"><text:span text:style-name="T13"><text:s text:c="4"/>rule: allow</text:span></text:span></text:p>
      <text:p text:style-name="P14"><text:span text:style-name="Source_20_Text"><text:span text:style-name="T13"><text:s text:c="4"/>port: "{{ item }}"</text:span></text:span></text:p>
      <text:p text:style-name="P14"><text:span text:style-name="Source_20_Text"><text:span text:style-name="T13"><text:s text:c="4"/>proto: "{{ item == '53' and 'both' or 'tcp' }}"</text:span></text:span></text:p>
      <text:p text:style-name="P14"><text:span text:style-name="Source_20_Text"><text:span text:style-name="T13"><text:s text:c="2"/>loop: [53]</text:span></text:span></text:p>
      <text:p text:style-name="P14"><text:span text:style-name="Source_20_Text"><text:span text:style-name="T13"><text:s text:c="2"/>when: inventory_hostname in groups['dns']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Allow HTTP/HTTPS</text:span></text:span></text:p>
      <text:p text:style-name="P14"><text:span text:style-name="Source_20_Text"><text:span text:style-name="T13"><text:s text:c="2"/>ufw:</text:span></text:span></text:p>
      <text:p text:style-name="P14"><text:span text:style-name="Source_20_Text"><text:span text:style-name="T13"><text:s text:c="4"/>rule: allow</text:span></text:span></text:p>
      <text:p text:style-name="P14"><text:span text:style-name="Source_20_Text"><text:span text:style-name="T13"><text:s text:c="4"/>port: "{{ item }}"</text:span></text:span></text:p>
      <text:p text:style-name="P14"><text:span text:style-name="Source_20_Text"><text:span text:style-name="T13"><text:s text:c="4"/>proto: tcp</text:span></text:span></text:p>
      <text:p text:style-name="P14"><text:span text:style-name="Source_20_Text"><text:span text:style-name="T13"><text:s text:c="2"/>loop: [80, 443]</text:span></text:span></text:p>
      <text:p text:style-name="P14"><text:span text:style-name="Source_20_Text"><text:span text:style-name="T13"><text:s text:c="2"/>when: inventory_hostname in groups['lb']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Allow Prometheus/Grafana ports (from DMZ only)</text:span></text:span></text:p>
      <text:p text:style-name="P14"><text:span text:style-name="Source_20_Text"><text:span text:style-name="T13"><text:s text:c="2"/>ufw:</text:span></text:span></text:p>
      <text:p text:style-name="P14"><text:span text:style-name="Source_20_Text"><text:span text:style-name="T13"><text:s text:c="4"/>rule: allow</text:span></text:span></text:p>
      <text:p text:style-name="P14"><text:span text:style-name="Source_20_Text"><text:span text:style-name="T13"><text:s text:c="4"/>from_ip: "10.10.1.0/24"</text:span></text:span></text:p>
      <text:p text:style-name="P14"><text:span text:style-name="Source_20_Text"><text:span text:style-name="T13"><text:s text:c="4"/>port: "{{ item }}"</text:span></text:span></text:p>
      <text:p text:style-name="P14"><text:span text:style-name="Source_20_Text"><text:span text:style-name="T13"><text:s text:c="4"/>proto: tcp</text:span></text:span></text:p>
      <text:p text:style-name="P14"><text:span text:style-name="Source_20_Text"><text:span text:style-name="T13"><text:s text:c="2"/>loop: [9090, 3000]</text:span></text:span></text:p>
      <text:p text:style-name="P14"><text:span text:style-name="Source_20_Text"><text:span text:style-name="T13"><text:s text:c="2"/>when: inventory_hostname in groups['monitor']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Allow internal DMZ traffic (for web/db)</text:span></text:span></text:p>
      <text:p text:style-name="P14"><text:span text:style-name="Source_20_Text"><text:span text:style-name="T13"><text:s text:c="2"/>ufw:</text:span></text:span></text:p>
      <text:p text:style-name="P14"><text:span text:style-name="Source_20_Text"><text:span text:style-name="T13"><text:s text:c="4"/>rule: allow</text:span></text:span></text:p>
      <text:p text:style-name="P14"><text:span text:style-name="Source_20_Text"><text:span text:style-name="T13"><text:s text:c="4"/>from_ip: "10.10.1.0/24"</text:span></text:span></text:p>
      <text:p text:style-name="P14"><text:span text:style-name="Source_20_Text"><text:span text:style-name="T13"><text:s text:c="4"/>to_ip: "any"</text:span></text:span></text:p>
      <text:p text:style-name="P14"><text:span text:style-name="Source_20_Text"><text:span text:style-name="T13"><text:s text:c="4"/>port: 22</text:span></text:span></text:p>
      <text:p text:style-name="P14"><text:span text:style-name="Source_20_Text"><text:span text:style-name="T13"><text:s text:c="4"/>proto: tcp</text:span></text:span></text:p>
      <text:p text:style-name="P14"><text:span text:style-name="Source_20_Text"><text:span text:style-name="T13"><text:s text:c="2"/>when: inventory_hostname not in groups['dns'] + groups['lb'] + groups['monitor']</text:span></text:span></text:p>
      <text:p text:style-name="P14"><text:span text:style-name="Source_20_Text"><text:span text:style-name="T13"/></text:span></text:p>
      <text:h text:style-name="P7" text:outline-level="2"><text:span text:style-name="Source_20_Text"><text:span text:style-name="T7">5. Генерация TLS-сертификата (для </text:span></text:span><text:span text:style-name="Source_20_Text"><text:span text:style-name="T13">lb</text:span></text:span><text:span text:style-name="Source_20_Text"><text:span text:style-name="T7">)</text:span></text:span></text:h>
      <text:p text:style-name="P28"><text:span text:style-name="T6">Запустите </text:span><text:span text:style-name="Strong_20_Emphasis"><text:span text:style-name="T8">на хосте</text:span></text:span><text:span text:style-name="T6"> (не в ВМ):</text:span></text:p>
      <text:p text:style-name="P14"><text:span text:style-name="Source_20_Text"><text:span text:style-name="T13">mkdir -p ansible/files/ssl</text:span></text:span></text:p>
      <text:p text:style-name="P14"><text:span text:style-name="Source_20_Text"><text:span text:style-name="T13">cd ansible/files/ssl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# Генерируем self-signed сертификат для linuxpro.my</text:span></text:span></text:p>
      <text:p text:style-name="P14"><text:span text:style-name="Source_20_Text"><text:span text:style-name="T13">openssl req -x509 -nodes -days 365 \</text:span></text:span></text:p>
      <text:p text:style-name="P14"><text:span text:style-name="Source_20_Text"><text:span text:style-name="T13"><text:s text:c="2"/>-newkey rsa:2048 \</text:span></text:span></text:p>
      <text:p text:style-name="P14"><text:span text:style-name="Source_20_Text"><text:span text:style-name="T13"><text:s text:c="2"/>-keyout linuxpro.my.key \</text:span></text:span></text:p>
      <text:p text:style-name="P14"><text:span text:style-name="Source_20_Text"><text:span text:style-name="T13"><text:s text:c="2"/>-out linuxpro.my.crt \</text:span></text:span></text:p>
      <text:p text:style-name="P14"><text:span text:style-name="Source_20_Text"><text:span text:style-name="T13"><text:s text:c="2"/>-subj "/CN=linuxpro.my"</text:span></text:span></text:p>
      <text:p text:style-name="P14"><text:soft-page-break/><text:span text:style-name="Source_20_Text"><text:span text:style-name="T7">Эти файлы будут скопированы в </text:span></text:span><text:span text:style-name="Source_20_Text"><text:span text:style-name="T13">lb </text:span></text:span><text:span text:style-name="Source_20_Text"><text:span text:style-name="T7">через Ansible.</text:span></text:span></text:p>
      <text:p text:style-name="P14"><text:span text:style-name="Source_20_Text"><text:span text:style-name="T13"/></text:span></text:p>
      <text:h text:style-name="P7" text:outline-level="2"><text:span text:style-name="Source_20_Text"><text:span text:style-name="T7">6. </text:span></text:span><text:span text:style-name="Source_20_Text"><text:span text:style-name="T13">roles/nginx-lb/tasks/main.yml</text:span></text:span><text:span text:style-name="Source_20_Text"><text:span text:style-name="T7"> (с HTTPS)</text:span></text:span></text:h>
      <text:p text:style-name="P14"><text:span text:style-name="Source_20_Text"><text:span text:style-name="T13">- name: Install Nginx</text:span></text:span></text:p>
      <text:p text:style-name="P14"><text:span text:style-name="Source_20_Text"><text:span text:style-name="T13"><text:s text:c="2"/>apt:</text:span></text:span></text:p>
      <text:p text:style-name="P14"><text:span text:style-name="Source_20_Text"><text:span text:style-name="T13"><text:s text:c="4"/>name: nginx</text:span></text:span></text:p>
      <text:p text:style-name="P14"><text:span text:style-name="Source_20_Text"><text:span text:style-name="T13"><text:s text:c="4"/>state: present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Create SSL directory</text:span></text:span></text:p>
      <text:p text:style-name="P14"><text:span text:style-name="Source_20_Text"><text:span text:style-name="T13"><text:s text:c="2"/>file:</text:span></text:span></text:p>
      <text:p text:style-name="P14"><text:span text:style-name="Source_20_Text"><text:span text:style-name="T13"><text:s text:c="4"/>path: /etc/nginx/ssl</text:span></text:span></text:p>
      <text:p text:style-name="P14"><text:span text:style-name="Source_20_Text"><text:span text:style-name="T13"><text:s text:c="4"/>state: directory</text:span></text:span></text:p>
      <text:p text:style-name="P14"><text:span text:style-name="Source_20_Text"><text:span text:style-name="T13"><text:s text:c="4"/>owner: root</text:span></text:span></text:p>
      <text:p text:style-name="P14"><text:span text:style-name="Source_20_Text"><text:span text:style-name="T13"><text:s text:c="4"/>group: root</text:span></text:span></text:p>
      <text:p text:style-name="P14"><text:span text:style-name="Source_20_Text"><text:span text:style-name="T13"><text:s text:c="4"/>mode: '0755'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Copy SSL cert and key</text:span></text:span></text:p>
      <text:p text:style-name="P14"><text:span text:style-name="Source_20_Text"><text:span text:style-name="T13"><text:s text:c="2"/>copy:</text:span></text:span></text:p>
      <text:p text:style-name="P14"><text:span text:style-name="Source_20_Text"><text:span text:style-name="T13"><text:s text:c="4"/>src: "{{ item }}"</text:span></text:span></text:p>
      <text:p text:style-name="P14"><text:span text:style-name="Source_20_Text"><text:span text:style-name="T13"><text:s text:c="4"/>dest: /etc/nginx/ssl/</text:span></text:span></text:p>
      <text:p text:style-name="P14"><text:span text:style-name="Source_20_Text"><text:span text:style-name="T13"><text:s text:c="4"/>owner: root</text:span></text:span></text:p>
      <text:p text:style-name="P14"><text:span text:style-name="Source_20_Text"><text:span text:style-name="T13"><text:s text:c="4"/>group: root</text:span></text:span></text:p>
      <text:p text:style-name="P14"><text:span text:style-name="Source_20_Text"><text:span text:style-name="T13"><text:s text:c="4"/>mode: '0600'</text:span></text:span></text:p>
      <text:p text:style-name="P14"><text:span text:style-name="Source_20_Text"><text:span text:style-name="T13"><text:s text:c="2"/>loop:</text:span></text:span></text:p>
      <text:p text:style-name="P14"><text:span text:style-name="Source_20_Text"><text:span text:style-name="T13"><text:s text:c="4"/>- ssl/linuxpro.my.crt</text:span></text:span></text:p>
      <text:p text:style-name="P14"><text:span text:style-name="Source_20_Text"><text:span text:style-name="T13"><text:s text:c="4"/>- ssl/linuxpro.my.key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Configure Nginx site</text:span></text:span></text:p>
      <text:p text:style-name="P14"><text:span text:style-name="Source_20_Text"><text:span text:style-name="T13"><text:s text:c="2"/>copy:</text:span></text:span></text:p>
      <text:p text:style-name="P14"><text:span text:style-name="Source_20_Text"><text:span text:style-name="T13"><text:s text:c="4"/>content: |</text:span></text:span></text:p>
      <text:p text:style-name="P14"><text:span text:style-name="Source_20_Text"><text:span text:style-name="T13"><text:s text:c="6"/>upstream backend {</text:span></text:span></text:p>
      <text:p text:style-name="P14"><text:span text:style-name="Source_20_Text"><text:span text:style-name="T13"><text:s text:c="8"/>server 10.10.1.31:80;</text:span></text:span></text:p>
      <text:p text:style-name="P14"><text:span text:style-name="Source_20_Text"><text:span text:style-name="T13"><text:s text:c="8"/>server 10.10.1.32:80;</text:span></text:span></text:p>
      <text:p text:style-name="P14"><text:span text:style-name="Source_20_Text"><text:span text:style-name="T13"><text:s text:c="6"/>}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server {</text:span></text:span></text:p>
      <text:p text:style-name="P14"><text:span text:style-name="Source_20_Text"><text:span text:style-name="T13"><text:s text:c="8"/>listen 80;</text:span></text:span></text:p>
      <text:p text:style-name="P14"><text:span text:style-name="Source_20_Text"><text:span text:style-name="T13"><text:s text:c="8"/>server_name lb.linuxpro.my;</text:span></text:span></text:p>
      <text:p text:style-name="P14"><text:span text:style-name="Source_20_Text"><text:span text:style-name="T13"><text:s text:c="8"/>return 301 https://$host$request_uri;</text:span></text:span></text:p>
      <text:p text:style-name="P14"><text:span text:style-name="Source_20_Text"><text:span text:style-name="T13"><text:s text:c="6"/>}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server {</text:span></text:span></text:p>
      <text:p text:style-name="P14"><text:span text:style-name="Source_20_Text"><text:span text:style-name="T13"><text:s text:c="8"/>listen 443 ssl;</text:span></text:span></text:p>
      <text:p text:style-name="P14"><text:span text:style-name="Source_20_Text"><text:span text:style-name="T13"><text:s text:c="8"/>server_name lb.linuxpro.my;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8"/>ssl_certificate /etc/nginx/ssl/linuxpro.my.crt;</text:span></text:span></text:p>
      <text:p text:style-name="P14"><text:span text:style-name="Source_20_Text"><text:span text:style-name="T13"><text:s text:c="8"/>ssl_certificate_key /etc/nginx/ssl/linuxpro.my.key;</text:span></text:span></text:p>
      <text:p text:style-name="P14"><text:span text:style-name="Source_20_Text"><text:span text:style-name="T13"/></text:span></text:p>
      <text:p text:style-name="P14"><text:soft-page-break/><text:span text:style-name="Source_20_Text"><text:span text:style-name="T13"><text:s text:c="8"/>location / {</text:span></text:span></text:p>
      <text:p text:style-name="P14"><text:span text:style-name="Source_20_Text"><text:span text:style-name="T13"><text:s text:c="10"/>proxy_pass http://backend;</text:span></text:span></text:p>
      <text:p text:style-name="P14"><text:span text:style-name="Source_20_Text"><text:span text:style-name="T13"><text:s text:c="10"/>proxy_set_header Host $host;</text:span></text:span></text:p>
      <text:p text:style-name="P14"><text:span text:style-name="Source_20_Text"><text:span text:style-name="T13"><text:s text:c="10"/>proxy_set_header X-Real-IP $remote_addr;</text:span></text:span></text:p>
      <text:p text:style-name="P14"><text:span text:style-name="Source_20_Text"><text:span text:style-name="T13"><text:s text:c="8"/>}</text:span></text:span></text:p>
      <text:p text:style-name="P14"><text:span text:style-name="Source_20_Text"><text:span text:style-name="T13"><text:s text:c="6"/>}</text:span></text:span></text:p>
      <text:p text:style-name="P14"><text:span text:style-name="Source_20_Text"><text:span text:style-name="T13"><text:s text:c="4"/>dest: /etc/nginx/sites-available/linuxpro.my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Enable site</text:span></text:span></text:p>
      <text:p text:style-name="P14"><text:span text:style-name="Source_20_Text"><text:span text:style-name="T13"><text:s text:c="2"/>file:</text:span></text:span></text:p>
      <text:p text:style-name="P14"><text:span text:style-name="Source_20_Text"><text:span text:style-name="T13"><text:s text:c="4"/>src: /etc/nginx/sites-available/linuxpro.my</text:span></text:span></text:p>
      <text:p text:style-name="P14"><text:span text:style-name="Source_20_Text"><text:span text:style-name="T13"><text:s text:c="4"/>dest: /etc/nginx/sites-enabled/default</text:span></text:span></text:p>
      <text:p text:style-name="P14"><text:span text:style-name="Source_20_Text"><text:span text:style-name="T13"><text:s text:c="4"/>state: link</text:span></text:span></text:p>
      <text:p text:style-name="P14"><text:span text:style-name="Source_20_Text"><text:span text:style-name="T13"><text:s text:c="4"/>force: yes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Test and reload Nginx</text:span></text:span></text:p>
      <text:p text:style-name="P14"><text:span text:style-name="Source_20_Text"><text:span text:style-name="T13"><text:s text:c="2"/>shell: nginx -t &amp;&amp; systemctl reload nginx</text:span></text:span></text:p>
      <text:p text:style-name="P14"><text:span text:style-name="Source_20_Text"><text:span text:style-name="T13"><text:s text:c="2"/>args:</text:span></text:span></text:p>
      <text:p text:style-name="P14"><text:span text:style-name="Source_20_Text"><text:span text:style-name="T13"><text:s text:c="4"/>executable: /bin/bash</text:span></text:span></text:p>
      <text:p text:style-name="P14"><text:span text:style-name="Source_20_Text"><text:span text:style-name="T13"/></text:span></text:p>
      <text:h text:style-name="P7" text:outline-level="2"><text:span text:style-name="Source_20_Text"><text:span text:style-name="T7">7. </text:span></text:span><text:span text:style-name="Source_20_Text"><text:span text:style-name="T13">roles/monitoring/tasks/main.yml</text:span></text:span><text:span text:style-name="Source_20_Text"><text:span text:style-name="T7"> (Prometheus + Grafana + Alertmanager)</text:span></text:span></text:h>
      <text:p text:style-name="P14"><text:span text:style-name="Source_20_Text"><text:span text:style-name="T13">- name: Install Prometheus</text:span></text:span></text:p>
      <text:p text:style-name="P14"><text:span text:style-name="Source_20_Text"><text:span text:style-name="T13"><text:s text:c="2"/>apt:</text:span></text:span></text:p>
      <text:p text:style-name="P14"><text:span text:style-name="Source_20_Text"><text:span text:style-name="T13"><text:s text:c="4"/>deb: "https://github.com/prometheus/prometheus/releases/download/v2.47.2/prometheus_2.47.2-1_amd64.deb"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Copy prometheus.yml</text:span></text:span></text:p>
      <text:p text:style-name="P14"><text:span text:style-name="Source_20_Text"><text:span text:style-name="T13"><text:s text:c="2"/>copy:</text:span></text:span></text:p>
      <text:p text:style-name="P14"><text:span text:style-name="Source_20_Text"><text:span text:style-name="T13"><text:s text:c="4"/>src: prometheus.yml</text:span></text:span></text:p>
      <text:p text:style-name="P14"><text:span text:style-name="Source_20_Text"><text:span text:style-name="T13"><text:s text:c="4"/>dest: /etc/prometheus/prometheus.yml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Restart Prometheus</text:span></text:span></text:p>
      <text:p text:style-name="P14"><text:span text:style-name="Source_20_Text"><text:span text:style-name="T13"><text:s text:c="2"/>systemd:</text:span></text:span></text:p>
      <text:p text:style-name="P14"><text:span text:style-name="Source_20_Text"><text:span text:style-name="T13"><text:s text:c="4"/>name: prometheus</text:span></text:span></text:p>
      <text:p text:style-name="P14"><text:span text:style-name="Source_20_Text"><text:span text:style-name="T13"><text:s text:c="4"/>state: restarted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Add Grafana APT key</text:span></text:span></text:p>
      <text:p text:style-name="P14"><text:span text:style-name="Source_20_Text"><text:span text:style-name="T13"><text:s text:c="2"/>apt_key:</text:span></text:span></text:p>
      <text:p text:style-name="P14"><text:span text:style-name="Source_20_Text"><text:span text:style-name="T13"><text:s text:c="4"/>url: https://apt.grafana.com/gpg.key</text:span></text:span></text:p>
      <text:p text:style-name="P14"><text:span text:style-name="Source_20_Text"><text:span text:style-name="T13"><text:s text:c="4"/>state: present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Add Grafana repo</text:span></text:span></text:p>
      <text:p text:style-name="P14"><text:span text:style-name="Source_20_Text"><text:span text:style-name="T13"><text:s text:c="2"/>apt_repository:</text:span></text:span></text:p>
      <text:p text:style-name="P14"><text:span text:style-name="Source_20_Text"><text:span text:style-name="T13"><text:s text:c="4"/>repo: "deb https://apt.grafana.com stable main"</text:span></text:span></text:p>
      <text:p text:style-name="P14"><text:span text:style-name="Source_20_Text"><text:span text:style-name="T13"><text:s text:c="4"/>state: present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Install Grafana</text:span></text:span></text:p>
      <text:p text:style-name="P14"><text:span text:style-name="Source_20_Text"><text:span text:style-name="T13"><text:s text:c="2"/>apt:</text:span></text:span></text:p>
      <text:p text:style-name="P14"><text:soft-page-break/><text:span text:style-name="Source_20_Text"><text:span text:style-name="T13"><text:s text:c="4"/>name: grafana</text:span></text:span></text:p>
      <text:p text:style-name="P14"><text:span text:style-name="Source_20_Text"><text:span text:style-name="T13"><text:s text:c="4"/>state: present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Enable and start Grafana</text:span></text:span></text:p>
      <text:p text:style-name="P14"><text:span text:style-name="Source_20_Text"><text:span text:style-name="T13"><text:s text:c="2"/>systemd:</text:span></text:span></text:p>
      <text:p text:style-name="P14"><text:span text:style-name="Source_20_Text"><text:span text:style-name="T13"><text:s text:c="4"/>name: grafana-server</text:span></text:span></text:p>
      <text:p text:style-name="P14"><text:span text:style-name="Source_20_Text"><text:span text:style-name="T13"><text:s text:c="4"/>enabled: yes</text:span></text:span></text:p>
      <text:p text:style-name="P14"><text:span text:style-name="Source_20_Text"><text:span text:style-name="T13"><text:s text:c="4"/>state: started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Install Alertmanager</text:span></text:span></text:p>
      <text:p text:style-name="P14"><text:span text:style-name="Source_20_Text"><text:span text:style-name="T13"><text:s text:c="2"/>apt:</text:span></text:span></text:p>
      <text:p text:style-name="P14"><text:span text:style-name="Source_20_Text"><text:span text:style-name="T13"><text:s text:c="4"/>deb: "https://github.com/prometheus/alertmanager/releases/download/v0.26.0/alertmanager_0.26.0-1_amd64.deb"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Configure Alertmanager (minimal)</text:span></text:span></text:p>
      <text:p text:style-name="P14"><text:span text:style-name="Source_20_Text"><text:span text:style-name="T13"><text:s text:c="2"/>copy:</text:span></text:span></text:p>
      <text:p text:style-name="P14"><text:span text:style-name="Source_20_Text"><text:span text:style-name="T13"><text:s text:c="4"/>content: |</text:span></text:span></text:p>
      <text:p text:style-name="P14"><text:span text:style-name="Source_20_Text"><text:span text:style-name="T13"><text:s text:c="6"/>global:</text:span></text:span></text:p>
      <text:p text:style-name="P14"><text:span text:style-name="Source_20_Text"><text:span text:style-name="T13"><text:s text:c="8"/>resolve_timeout: 5m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route:</text:span></text:span></text:p>
      <text:p text:style-name="P14"><text:span text:style-name="Source_20_Text"><text:span text:style-name="T13"><text:s text:c="8"/>receiver: 'telegram'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receivers:</text:span></text:span></text:p>
      <text:p text:style-name="P14"><text:span text:style-name="Source_20_Text"><text:span text:style-name="T13"><text:s text:c="8"/>- name: 'telegram'</text:span></text:span></text:p>
      <text:p text:style-name="P14"><text:span text:style-name="Source_20_Text"><text:span text:style-name="T13"><text:s text:c="10"/>webhook_configs:</text:span></text:span></text:p>
      <text:p text:style-name="P14"><text:span text:style-name="Source_20_Text"><text:span text:style-name="T13"><text:s text:c="12"/>- url: 'http://127.0.0.1:9101/alert'</text:span></text:span></text:p>
      <text:p text:style-name="P14"><text:span text:style-name="Source_20_Text"><text:span text:style-name="T13"><text:s text:c="4"/>dest: /etc/alertmanager/alertmanager.yml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Start Alertmanager</text:span></text:span></text:p>
      <text:p text:style-name="P14"><text:span text:style-name="Source_20_Text"><text:span text:style-name="T13"><text:s text:c="2"/>systemd:</text:span></text:span></text:p>
      <text:p text:style-name="P14"><text:span text:style-name="Source_20_Text"><text:span text:style-name="T13"><text:s text:c="4"/>name: alertmanager</text:span></text:span></text:p>
      <text:p text:style-name="P14"><text:span text:style-name="Source_20_Text"><text:span text:style-name="T13"><text:s text:c="4"/>enabled: yes</text:span></text:span></text:p>
      <text:p text:style-name="P14"><text:span text:style-name="Source_20_Text"><text:span text:style-name="T13"><text:s text:c="4"/>state: started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Install Python + requests</text:span></text:span></text:p>
      <text:p text:style-name="P14"><text:span text:style-name="Source_20_Text"><text:span text:style-name="T13"><text:s text:c="2"/>apt:</text:span></text:span></text:p>
      <text:p text:style-name="P14"><text:span text:style-name="Source_20_Text"><text:span text:style-name="T13"><text:s text:c="4"/>name: [python3, python3-pip]</text:span></text:span></text:p>
      <text:p text:style-name="P14"><text:span text:style-name="Source_20_Text"><text:span text:style-name="T13"><text:s text:c="4"/>state: present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Copy telegram alert script</text:span></text:span></text:p>
      <text:p text:style-name="P14"><text:span text:style-name="Source_20_Text"><text:span text:style-name="T13"><text:s text:c="2"/>copy:</text:span></text:span></text:p>
      <text:p text:style-name="P14"><text:span text:style-name="Source_20_Text"><text:span text:style-name="T13"><text:s text:c="4"/>src: ../../telegram-alert/alert-telegram.py</text:span></text:span></text:p>
      <text:p text:style-name="P14"><text:span text:style-name="Source_20_Text"><text:span text:style-name="T13"><text:s text:c="4"/>dest: /opt/alert-telegram.py</text:span></text:span></text:p>
      <text:p text:style-name="P14"><text:span text:style-name="Source_20_Text"><text:span text:style-name="T13"><text:s text:c="4"/>owner: root</text:span></text:span></text:p>
      <text:p text:style-name="P14"><text:span text:style-name="Source_20_Text"><text:span text:style-name="T13"><text:s text:c="4"/>group: root</text:span></text:span></text:p>
      <text:p text:style-name="P14"><text:span text:style-name="Source_20_Text"><text:span text:style-name="T13"><text:s text:c="4"/>mode: '0755'</text:span></text:span></text:p>
      <text:p text:style-name="P14"><text:span text:style-name="Source_20_Text"><text:span text:style-name="T13"/></text:span></text:p>
      <text:p text:style-name="P14"><text:soft-page-break/><text:span text:style-name="Source_20_Text"><text:span text:style-name="T13">- name: Create systemd service for webhook</text:span></text:span></text:p>
      <text:p text:style-name="P14"><text:span text:style-name="Source_20_Text"><text:span text:style-name="T13"><text:s text:c="2"/>copy:</text:span></text:span></text:p>
      <text:p text:style-name="P14"><text:span text:style-name="Source_20_Text"><text:span text:style-name="T13"><text:s text:c="4"/>content: |</text:span></text:span></text:p>
      <text:p text:style-name="P14"><text:span text:style-name="Source_20_Text"><text:span text:style-name="T13"><text:s text:c="6"/>[Unit]</text:span></text:span></text:p>
      <text:p text:style-name="P14"><text:span text:style-name="Source_20_Text"><text:span text:style-name="T13"><text:s text:c="6"/>Description=Telegram Alert Webhook</text:span></text:span></text:p>
      <text:p text:style-name="P14"><text:span text:style-name="Source_20_Text"><text:span text:style-name="T13"><text:s text:c="6"/>After=network.target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[Service]</text:span></text:span></text:p>
      <text:p text:style-name="P14"><text:span text:style-name="Source_20_Text"><text:span text:style-name="T13"><text:s text:c="6"/>Type=simple</text:span></text:span></text:p>
      <text:p text:style-name="P14"><text:span text:style-name="Source_20_Text"><text:span text:style-name="T13"><text:s text:c="6"/>ExecStart=/usr/bin/python3 /opt/alert-telegram.py</text:span></text:span></text:p>
      <text:p text:style-name="P14"><text:span text:style-name="Source_20_Text"><text:span text:style-name="T13"><text:s text:c="6"/>Restart=always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[Install]</text:span></text:span></text:p>
      <text:p text:style-name="P14"><text:span text:style-name="Source_20_Text"><text:span text:style-name="T13"><text:s text:c="6"/>WantedBy=multi-user.target</text:span></text:span></text:p>
      <text:p text:style-name="P14"><text:span text:style-name="Source_20_Text"><text:span text:style-name="T13"><text:s text:c="4"/>dest: /etc/systemd/system/telegram-alert.service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Enable and start webhook</text:span></text:span></text:p>
      <text:p text:style-name="P14"><text:span text:style-name="Source_20_Text"><text:span text:style-name="T13"><text:s text:c="2"/>systemd:</text:span></text:span></text:p>
      <text:p text:style-name="P14"><text:span text:style-name="Source_20_Text"><text:span text:style-name="T13"><text:s text:c="4"/>daemon_reload: yes</text:span></text:span></text:p>
      <text:p text:style-name="P14"><text:span text:style-name="Source_20_Text"><text:span text:style-name="T13"><text:s text:c="4"/>name: telegram-alert</text:span></text:span></text:p>
      <text:p text:style-name="P14"><text:span text:style-name="Source_20_Text"><text:span text:style-name="T13"><text:s text:c="4"/>enabled: yes</text:span></text:span></text:p>
      <text:p text:style-name="P14"><text:span text:style-name="Source_20_Text"><text:span text:style-name="T13"><text:s text:c="4"/>state: started</text:span></text:span></text:p>
      <text:p text:style-name="P14"><text:span text:style-name="Source_20_Text"><text:span text:style-name="T13"/></text:span></text:p>
      <text:h text:style-name="P7" text:outline-level="2"><text:span text:style-name="Source_20_Text"><text:span text:style-name="T7">8. </text:span></text:span><text:span text:style-name="Source_20_Text"><text:span text:style-name="T13">prometheus.yml</text:span></text:span></text:h>
      <text:p text:style-name="P14"><text:span text:style-name="Source_20_Text"><text:span text:style-name="T13">global:</text:span></text:span></text:p>
      <text:p text:style-name="P14"><text:span text:style-name="Source_20_Text"><text:span text:style-name="T13"><text:s text:c="2"/>scrape_interval: 15s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scrape_configs:</text:span></text:span></text:p>
      <text:p text:style-name="P14"><text:span text:style-name="Source_20_Text"><text:span text:style-name="T13"><text:s text:c="2"/>- job_name: 'node'</text:span></text:span></text:p>
      <text:p text:style-name="P14"><text:span text:style-name="Source_20_Text"><text:span text:style-name="T13"><text:s text:c="4"/>static_configs:</text:span></text:span></text:p>
      <text:p text:style-name="P14"><text:span text:style-name="Source_20_Text"><text:span text:style-name="T13"><text:s text:c="6"/>- targets: ['10.10.1.10:9100', '10.10.1.20:9100', '10.10.1.31:9100', '10.10.1.32:9100', '10.10.1.51:9100', '10.10.1.52:9100', '10.10.1.90:9100']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2"/>- job_name: 'alertmanager'</text:span></text:span></text:p>
      <text:p text:style-name="P14"><text:span text:style-name="Source_20_Text"><text:span text:style-name="T13"><text:s text:c="4"/>static_configs:</text:span></text:span></text:p>
      <text:p text:style-name="P14"><text:span text:style-name="Source_20_Text"><text:span text:style-name="T13"><text:s text:c="6"/>- targets: ['localhost:9093']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alerting:</text:span></text:span></text:p>
      <text:p text:style-name="P14"><text:span text:style-name="Source_20_Text"><text:span text:style-name="T13"><text:s text:c="2"/>alertmanagers:</text:span></text:span></text:p>
      <text:p text:style-name="P14"><text:span text:style-name="Source_20_Text"><text:span text:style-name="T13"><text:s text:c="4"/>- static_configs:</text:span></text:span></text:p>
      <text:p text:style-name="P14"><text:span text:style-name="Source_20_Text"><text:span text:style-name="T13">- targets: ['localhost:9093']</text:span></text:span></text:p>
      <text:p text:style-name="P14"><text:span text:style-name="Source_20_Text"><text:span text:style-name="T13"/></text:span></text:p>
      <text:p text:style-name="P14"><text:span text:style-name="Source_20_Text"><text:span text:style-name="T22">Для этого нужен </text:span></text:span><text:span text:style-name="Source_20_Text"><text:span text:style-name="T13">node_exporter</text:span></text:span><text:span text:style-name="Source_20_Text"><text:span text:style-name="T19"> </text:span></text:span><text:span text:style-name="Source_20_Text"><text:span text:style-name="T22">на всех ВМ — добавьте в </text:span></text:span><text:span text:style-name="Source_20_Text"><text:span text:style-name="T13">roles/common/tasks/main.yml</text:span></text:span><text:span text:style-name="Source_20_Text"><text:span text:style-name="T22">: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Download node_exporter</text:span></text:span></text:p>
      <text:p text:style-name="P14"><text:span text:style-name="Source_20_Text"><text:span text:style-name="T13"><text:s text:c="2"/>get_url:</text:span></text:span></text:p>
      <text:p text:style-name="P14"><text:span text:style-name="Source_20_Text"><text:span text:style-name="T13"><text:s text:c="4"/>url: https://github.com/prometheus/node_exporter/releases/download/v1.7.0/node_exporter-1.7.0.linux-amd64.tar.gz</text:span></text:span></text:p>
      <text:p text:style-name="P14"><text:soft-page-break/><text:span text:style-name="Source_20_Text"><text:span text:style-name="T13"><text:s text:c="4"/>dest: /tmp/node_exporter.tar.gz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Extract and install</text:span></text:span></text:p>
      <text:p text:style-name="P14"><text:span text:style-name="Source_20_Text"><text:span text:style-name="T13"><text:s text:c="2"/>shell: |</text:span></text:span></text:p>
      <text:p text:style-name="P14"><text:span text:style-name="Source_20_Text"><text:span text:style-name="T13"><text:s text:c="4"/>tar -xzf /tmp/node_exporter.tar.gz -C /opt --strip-components=1</text:span></text:span></text:p>
      <text:p text:style-name="P14"><text:span text:style-name="Source_20_Text"><text:span text:style-name="T13"><text:s text:c="4"/>ln -sf /opt/node_exporter-1.7.0.linux-amd64/node_exporter /usr/local/bin/node_exporter</text:span></text:span></text:p>
      <text:p text:style-name="P14"><text:span text:style-name="Source_20_Text"><text:span text:style-name="T13"><text:s text:c="2"/>args:</text:span></text:span></text:p>
      <text:p text:style-name="P14"><text:span text:style-name="Source_20_Text"><text:span text:style-name="T13"><text:s text:c="4"/>creates: /usr/local/bin/node_exporter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Create node_exporter service</text:span></text:span></text:p>
      <text:p text:style-name="P14"><text:span text:style-name="Source_20_Text"><text:span text:style-name="T13"><text:s text:c="2"/>copy:</text:span></text:span></text:p>
      <text:p text:style-name="P14"><text:span text:style-name="Source_20_Text"><text:span text:style-name="T13"><text:s text:c="4"/>content: |</text:span></text:span></text:p>
      <text:p text:style-name="P14"><text:span text:style-name="Source_20_Text"><text:span text:style-name="T13"><text:s text:c="6"/>[Unit]</text:span></text:span></text:p>
      <text:p text:style-name="P14"><text:span text:style-name="Source_20_Text"><text:span text:style-name="T13"><text:s text:c="6"/>Description=Node Exporter</text:span></text:span></text:p>
      <text:p text:style-name="P14"><text:span text:style-name="Source_20_Text"><text:span text:style-name="T13"><text:s text:c="6"/>After=network.target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[Service]</text:span></text:span></text:p>
      <text:p text:style-name="P14"><text:span text:style-name="Source_20_Text"><text:span text:style-name="T13"><text:s text:c="6"/>User=vagrant</text:span></text:span></text:p>
      <text:p text:style-name="P14"><text:span text:style-name="Source_20_Text"><text:span text:style-name="T13"><text:s text:c="6"/>ExecStart=/usr/local/bin/node_exporter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6"/>[Install]</text:span></text:span></text:p>
      <text:p text:style-name="P14"><text:span text:style-name="Source_20_Text"><text:span text:style-name="T13"><text:s text:c="6"/>WantedBy=multi-user.target</text:span></text:span></text:p>
      <text:p text:style-name="P14"><text:span text:style-name="Source_20_Text"><text:span text:style-name="T13"><text:s text:c="4"/>dest: /etc/systemd/system/node_exporter.service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- name: Start node_exporter</text:span></text:span></text:p>
      <text:p text:style-name="P14"><text:span text:style-name="Source_20_Text"><text:span text:style-name="T13"><text:s text:c="2"/>systemd:</text:span></text:span></text:p>
      <text:p text:style-name="P14"><text:span text:style-name="Source_20_Text"><text:span text:style-name="T13"><text:s text:c="4"/>name: node_exporter</text:span></text:span></text:p>
      <text:p text:style-name="P14"><text:span text:style-name="Source_20_Text"><text:span text:style-name="T13"><text:s text:c="4"/>enabled: yes</text:span></text:span></text:p>
      <text:p text:style-name="P14"><text:span text:style-name="Source_20_Text"><text:span text:style-name="T13"><text:s text:c="4"/>state: started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Часть 2: Настройка Telegram-бота и Alertmanager</text:span></text:span></text:p>
      <text:p text:style-name="P14"><text:span text:style-name="Source_20_Text"><text:span text:style-name="T13">Шаг 1: Создайте Telegram-бота</text:span></text:span></text:p>
      <text:p text:style-name="P14"><text:span text:style-name="Source_20_Text"><text:span text:style-name="T13">В Telegram найдите @BotFather</text:span></text:span></text:p>
      <text:p text:style-name="P14"><text:span text:style-name="Source_20_Text"><text:span text:style-name="T13">Отправьте /newbot</text:span></text:span></text:p>
      <text:p text:style-name="P14"><text:span text:style-name="Source_20_Text"><text:span text:style-name="T13">Следуйте инструкциям: введите имя (LinuxPro Monitor Bot) и username (linuxpro_monitor_bot)</text:span></text:span></text:p>
      <text:p text:style-name="P14"><text:span text:style-name="Source_20_Text"><text:span text:style-name="T13">Получите токен вида:</text:span></text:span></text:p>
      <text:p text:style-name="P14"><text:span text:style-name="Source_20_Text"><text:span text:style-name="T13">1234567890:ABCdefGHIjklMNOpqrsTUVwxyZ</text:span></text:span></text:p>
      <text:p text:style-name="P14"><text:span text:style-name="Source_20_Text"><text:span text:style-name="T13">→ Сохраните его.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Шаг 2: Получите свой chat_id</text:span></text:span></text:p>
      <text:p text:style-name="P14"><text:span text:style-name="Source_20_Text"><text:span text:style-name="T13">Перейдите в чат с вашим ботом → нажмите Start</text:span></text:span></text:p>
      <text:p text:style-name="P14"><text:span text:style-name="Source_20_Text"><text:span text:style-name="T13">Откройте в браузере:</text:span></text:span></text:p>
      <text:p text:style-name="P14"><text:span text:style-name="Source_20_Text"><text:span text:style-name="T13">https://api.telegram.org/bot&lt;TOKEN&gt;/getUpdates</text:span></text:span></text:p>
      <text:p text:style-name="P14"><text:span text:style-name="Source_20_Text"><text:span text:style-name="T13">(подставьте свой TOKEN)</text:span></text:span></text:p>
      <text:p text:style-name="P14"><text:span text:style-name="Source_20_Text"><text:span text:style-name="T13">Найдите "chat": { "id": 123456789 } — это ваш chat_id.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#!/usr/bin/env python3</text:span></text:span></text:p>
      <text:p text:style-name="P14"><text:span text:style-name="Source_20_Text"><text:span text:style-name="T13">from http.server import HTTPServer, BaseHTTPRequestHandler</text:span></text:span></text:p>
      <text:p text:style-name="P14"><text:soft-page-break/><text:span text:style-name="Source_20_Text"><text:span text:style-name="T13">import json</text:span></text:span></text:p>
      <text:p text:style-name="P14"><text:span text:style-name="Source_20_Text"><text:span text:style-name="T13">import requests</text:span></text:span></text:p>
      <text:p text:style-name="P14"><text:span text:style-name="Source_20_Text"><text:span text:style-name="T13">import sys</text:span></text:span></text:p>
      <text:p text:style-name="P14"><text:span text:style-name="Source_20_Text"><text:span text:style-name="T13">import logging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# 🔑 ЗАПОЛНИТЕ ЭТИ ПАРАМЕТРЫ!</text:span></text:span></text:p>
      <text:p text:style-name="P14"><text:span text:style-name="Source_20_Text"><text:span text:style-name="T13">BOT_TOKEN = "1234567890:ABCdefGHIjklMNOpqrsTUVwxyZ"</text:span></text:span></text:p>
      <text:p text:style-name="P14"><text:span text:style-name="Source_20_Text"><text:span text:style-name="T13">CHAT_ID = "123456789"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TELEGRAM_URL = f"https://api.telegram.org/bot{BOT_TOKEN}/sendMessage"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logging.basicConfig(level=logging.INFO)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class AlertHandler(BaseHTTPRequestHandler):</text:span></text:span></text:p>
      <text:p text:style-name="P14"><text:span text:style-name="Source_20_Text"><text:span text:style-name="T13"><text:s text:c="4"/>def do_POST(self):</text:span></text:span></text:p>
      <text:p text:style-name="P14"><text:span text:style-name="Source_20_Text"><text:span text:style-name="T13"><text:s text:c="8"/>content_len = int(self.headers.get('Content-Length', 0))</text:span></text:span></text:p>
      <text:p text:style-name="P14"><text:span text:style-name="Source_20_Text"><text:span text:style-name="T13"><text:s text:c="8"/>post_body = self.rfile.read(content_len)</text:span></text:span></text:p>
      <text:p text:style-name="P14"><text:span text:style-name="Source_20_Text"><text:span text:style-name="T13"><text:s text:c="8"/>try:</text:span></text:span></text:p>
      <text:p text:style-name="P14"><text:span text:style-name="Source_20_Text"><text:span text:style-name="T13"><text:s text:c="12"/>alert_data = json.loads(post_body)</text:span></text:span></text:p>
      <text:p text:style-name="P14"><text:span text:style-name="Source_20_Text"><text:span text:style-name="T13"><text:s text:c="12"/>for alert in alert_data.get('alerts', []):</text:span></text:span></text:p>
      <text:p text:style-name="P14"><text:span text:style-name="Source_20_Text"><text:span text:style-name="T13"><text:s text:c="16"/>status = alert.get('status', 'unknown')</text:span></text:span></text:p>
      <text:p text:style-name="P14"><text:span text:style-name="Source_20_Text"><text:span text:style-name="T13"><text:s text:c="16"/>labels = alert.get('labels', {})</text:span></text:span></text:p>
      <text:p text:style-name="P14"><text:span text:style-name="Source_20_Text"><text:span text:style-name="T13"><text:s text:c="16"/>annotations = alert.get('annotations', {})</text:span></text:span></text:p>
      <text:p text:style-name="P14"><text:span text:style-name="Source_20_Text"><text:span text:style-name="T13"><text:s text:c="16"/>summary = annotations.get('summary', 'No summary')</text:span></text:span></text:p>
      <text:p text:style-name="P14"><text:span text:style-name="Source_20_Text"><text:span text:style-name="T13"><text:s text:c="16"/>instance = labels.get('instance', 'unknown')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16"/>message = (</text:span></text:span></text:p>
      <text:p text:style-name="P14"><text:span text:style-name="Source_20_Text"><text:span text:style-name="T13"><text:s text:c="20"/>f"🚨 Alert: *{status.upper()}*\n"</text:span></text:span></text:p>
      <text:p text:style-name="P14"><text:span text:style-name="Source_20_Text"><text:span text:style-name="T13"><text:s text:c="20"/>f"Instance: `{instance}`\n"</text:span></text:span></text:p>
      <text:p text:style-name="P14"><text:span text:style-name="Source_20_Text"><text:span text:style-name="T13"><text:s text:c="20"/>f"Summary: {summary}"</text:span></text:span></text:p>
      <text:p text:style-name="P14"><text:span text:style-name="Source_20_Text"><text:span text:style-name="T13"><text:s text:c="16"/>)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16"/>payload = {</text:span></text:span></text:p>
      <text:p text:style-name="P14"><text:span text:style-name="Source_20_Text"><text:span text:style-name="T13"><text:s text:c="20"/>"chat_id": CHAT_ID,</text:span></text:span></text:p>
      <text:p text:style-name="P14"><text:span text:style-name="Source_20_Text"><text:span text:style-name="T13"><text:s text:c="20"/>"text": message,</text:span></text:span></text:p>
      <text:p text:style-name="P14"><text:span text:style-name="Source_20_Text"><text:span text:style-name="T13"><text:s text:c="20"/>"parse_mode": "Markdown"</text:span></text:span></text:p>
      <text:p text:style-name="P14"><text:span text:style-name="Source_20_Text"><text:span text:style-name="T13"><text:s text:c="16"/>}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16"/>resp = requests.post(TELEGRAM_URL, json=payload)</text:span></text:span></text:p>
      <text:p text:style-name="P14"><text:span text:style-name="Source_20_Text"><text:span text:style-name="T13"><text:s text:c="16"/>logging.info(f"Telegram response: {resp.status_code} {resp.text}")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s text:c="12"/>self.send_response(200)</text:span></text:span></text:p>
      <text:p text:style-name="P14"><text:span text:style-name="Source_20_Text"><text:span text:style-name="T13"><text:s text:c="12"/>self.end_headers()</text:span></text:span></text:p>
      <text:p text:style-name="P14"><text:span text:style-name="Source_20_Text"><text:span text:style-name="T13"><text:s text:c="8"/>except Exception as e:</text:span></text:span></text:p>
      <text:p text:style-name="P14"><text:span text:style-name="Source_20_Text"><text:span text:style-name="T13"><text:s text:c="12"/>logging.error(f"Error: {e}")</text:span></text:span></text:p>
      <text:p text:style-name="P14"><text:span text:style-name="Source_20_Text"><text:span text:style-name="T13"><text:s text:c="12"/>self.send_response(500)</text:span></text:span></text:p>
      <text:p text:style-name="P14"><text:span text:style-name="Source_20_Text"><text:span text:style-name="T13"><text:s text:c="12"/>self.end_headers()</text:span></text:span></text:p>
      <text:p text:style-name="P14"><text:span text:style-name="Source_20_Text"><text:span text:style-name="T13"/></text:span></text:p>
      <text:p text:style-name="P14"><text:soft-page-break/><text:span text:style-name="Source_20_Text"><text:span text:style-name="T13">if __name__ == "__main__":</text:span></text:span></text:p>
      <text:p text:style-name="P14"><text:span text:style-name="Source_20_Text"><text:span text:style-name="T13"><text:s text:c="4"/>port = 9101</text:span></text:span></text:p>
      <text:p text:style-name="P14"><text:span text:style-name="Source_20_Text"><text:span text:style-name="T13"><text:s text:c="4"/>server = HTTPServer(('', port), AlertHandler)</text:span></text:span></text:p>
      <text:p text:style-name="P14"><text:span text:style-name="Source_20_Text"><text:span text:style-name="T13"><text:s text:c="4"/>logging.info(f"Telegram alert webhook running on :{port}")</text:span></text:span></text:p>
      <text:p text:style-name="P14"><text:span text:style-name="Source_20_Text"><text:span text:style-name="T13"><text:s text:c="4"/>server.serve_forever()</text:span></text:span></text:p>
      <text:p text:style-name="P14"><text:span text:style-name="Source_20_Text"><text:span text:style-name="T13"/></text:span></text:p>
      <text:p text:style-name="P30"><text:span text:style-name="Source_20_Text"><text:span text:style-name="T13">https://lb.linuxpro.my</text:span></text:span><text:span text:style-name="Source_20_Text"><text:span text:style-name="T7"> → веб-страница (добавьте в </text:span></text:span><text:span text:style-name="Source_20_Text"><text:span text:style-name="T13">/etc/hosts</text:span></text:span><text:span text:style-name="Source_20_Text"><text:span text:style-name="T7">)</text:span></text:span></text:p>
      <text:list text:style-name="L9">
        <text:list-item>
          <text:p text:style-name="P23"><text:span text:style-name="Source_20_Text"><text:span text:style-name="T12">http://192.168.56.90:3000</text:span></text:span><text:span text:style-name="T6"> → Grafana (логин </text:span><text:span text:style-name="Source_20_Text"><text:span text:style-name="T12">admin</text:span></text:span><text:span text:style-name="T6">/</text:span><text:span text:style-name="Source_20_Text"><text:span text:style-name="T12">admin</text:span></text:span><text:span text:style-name="T6">)</text:span></text:p>
        </text:list-item>
        <text:list-item>
          <text:p text:style-name="P27">Алерты → в Telegram</text:p>
        </text:list-item>
      </text:list>
      <text:p text:style-name="P14"><text:span text:style-name="Source_20_Text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9"/><text:page-number text:select-page="current">17</text:page-number><text:bookmark-end text:name="PageNumWizard_FOOTER_Базовый19"/></text:p>
      </style:footer>
      <style:footer-left>
        <text:p text:style-name="MP2"><text:bookmark-start text:name="PageNumWizard_FOOTER_Базовый20"/><text:page-number text:select-page="current">16</text:page-number><text:bookmark-end text:name="PageNumWizard_FOOTER_Базовый20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21:54:54.684453868</meta:creation-date>
    <dc:date>2025-12-13T22:26:45.196981810</dc:date>
    <meta:editing-duration>PT8M59S</meta:editing-duration>
    <meta:editing-cycles>1</meta:editing-cycles>
    <meta:document-statistic meta:table-count="1" meta:image-count="0" meta:object-count="0" meta:page-count="19" meta:paragraph-count="721" meta:word-count="2255" meta:character-count="19972" meta:non-whitespace-character-count="16011"/>
    <meta:generator>LibreOffice/24.2.7.2$Linux_X86_64 LibreOffice_project/420$Build-2</meta:generator>
  </office:meta>
</office:document-meta>
</file>